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paragraph-rsid="000738c6"/>
    </style:style>
    <style:style style:name="P3" style:family="paragraph" style:parent-style-name="Standard">
      <style:paragraph-properties fo:text-align="center" style:justify-single-word="false"/>
      <style:text-properties officeooo:rsid="000738c6" officeooo:paragraph-rsid="000738c6"/>
    </style:style>
    <style:style style:name="P4" style:family="paragraph" style:parent-style-name="Standard">
      <style:text-properties officeooo:paragraph-rsid="000910c2"/>
    </style:style>
    <style:style style:name="P5" style:family="paragraph" style:parent-style-name="Standard">
      <style:text-properties officeooo:rsid="000910c2" officeooo:paragraph-rsid="000910c2"/>
    </style:style>
    <style:style style:name="P6" style:family="paragraph" style:parent-style-name="Standard">
      <style:text-properties officeooo:rsid="000910c2" officeooo:paragraph-rsid="000b3c4c"/>
    </style:style>
    <style:style style:name="P7" style:family="paragraph" style:parent-style-name="Standard">
      <style:text-properties officeooo:rsid="000910c2" officeooo:paragraph-rsid="000b6bbf"/>
    </style:style>
    <style:style style:name="P8" style:family="paragraph" style:parent-style-name="Standard">
      <style:text-properties officeooo:rsid="000adffe" officeooo:paragraph-rsid="000adffe"/>
    </style:style>
    <style:style style:name="P9" style:family="paragraph" style:parent-style-name="Standard">
      <style:text-properties officeooo:rsid="000adffe" officeooo:paragraph-rsid="000b2bac"/>
    </style:style>
    <style:style style:name="P10" style:family="paragraph" style:parent-style-name="Standard">
      <style:text-properties officeooo:rsid="000b2bac" officeooo:paragraph-rsid="000b2bac"/>
    </style:style>
    <style:style style:name="P11" style:family="paragraph" style:parent-style-name="Standard">
      <style:text-properties officeooo:paragraph-rsid="000b2bac"/>
    </style:style>
    <style:style style:name="P12" style:family="paragraph" style:parent-style-name="Standard">
      <style:text-properties officeooo:rsid="000b3c4c" officeooo:paragraph-rsid="000b3c4c"/>
    </style:style>
    <style:style style:name="P13" style:family="paragraph" style:parent-style-name="Standard">
      <style:text-properties officeooo:rsid="000b3c4c" officeooo:paragraph-rsid="000b6bbf"/>
    </style:style>
    <style:style style:name="P14" style:family="paragraph" style:parent-style-name="Standard">
      <style:text-properties fo:font-style="italic" officeooo:rsid="000b3c4c" officeooo:paragraph-rsid="000b3c4c" style:font-style-asian="italic" style:font-style-complex="italic"/>
    </style:style>
    <style:style style:name="P15" style:family="paragraph" style:parent-style-name="Standard">
      <style:text-properties officeooo:paragraph-rsid="000b6bbf"/>
    </style:style>
    <style:style style:name="P16" style:family="paragraph" style:parent-style-name="Standard">
      <style:text-properties officeooo:rsid="000b6bbf" officeooo:paragraph-rsid="000b6bbf"/>
    </style:style>
    <style:style style:name="P17" style:family="paragraph" style:parent-style-name="Standard">
      <style:text-properties officeooo:rsid="000b6bbf" officeooo:paragraph-rsid="001ed4ab"/>
    </style:style>
    <style:style style:name="P18" style:family="paragraph" style:parent-style-name="Standard">
      <style:text-properties officeooo:rsid="000c7a84" officeooo:paragraph-rsid="000c7a84"/>
    </style:style>
    <style:style style:name="P19" style:family="paragraph" style:parent-style-name="Standard">
      <style:text-properties officeooo:rsid="000cc4a2" officeooo:paragraph-rsid="000cc4a2"/>
    </style:style>
    <style:style style:name="P20" style:family="paragraph" style:parent-style-name="Standard">
      <style:text-properties officeooo:rsid="000cee65" officeooo:paragraph-rsid="000cee65"/>
    </style:style>
    <style:style style:name="P21" style:family="paragraph" style:parent-style-name="Standard">
      <style:text-properties officeooo:rsid="000e41d4" officeooo:paragraph-rsid="000e41d4"/>
    </style:style>
    <style:style style:name="P22" style:family="paragraph" style:parent-style-name="Standard">
      <style:text-properties officeooo:rsid="000fe2f3" officeooo:paragraph-rsid="000fe2f3"/>
    </style:style>
    <style:style style:name="P23" style:family="paragraph" style:parent-style-name="Standard">
      <style:text-properties officeooo:rsid="000fe2f3" officeooo:paragraph-rsid="0010b480"/>
    </style:style>
    <style:style style:name="P24" style:family="paragraph" style:parent-style-name="Standard">
      <style:text-properties officeooo:rsid="000fe2f3" officeooo:paragraph-rsid="00111804"/>
    </style:style>
    <style:style style:name="P25" style:family="paragraph" style:parent-style-name="Standard">
      <style:text-properties officeooo:rsid="000fe2f3" officeooo:paragraph-rsid="0020a4be"/>
    </style:style>
    <style:style style:name="P26" style:family="paragraph" style:parent-style-name="Standard">
      <style:text-properties officeooo:rsid="00111804" officeooo:paragraph-rsid="00111804"/>
    </style:style>
    <style:style style:name="P27" style:family="paragraph" style:parent-style-name="Standard">
      <style:text-properties officeooo:rsid="0012225f" officeooo:paragraph-rsid="0012225f"/>
    </style:style>
    <style:style style:name="P28" style:family="paragraph" style:parent-style-name="Standard">
      <style:text-properties officeooo:rsid="0012225f" officeooo:paragraph-rsid="00129933"/>
    </style:style>
    <style:style style:name="P29" style:family="paragraph" style:parent-style-name="Standard">
      <style:text-properties officeooo:rsid="0012225f" officeooo:paragraph-rsid="0016ca82"/>
    </style:style>
    <style:style style:name="P30" style:family="paragraph" style:parent-style-name="Standard">
      <style:text-properties officeooo:rsid="00129933" officeooo:paragraph-rsid="00129933"/>
    </style:style>
    <style:style style:name="P31" style:family="paragraph" style:parent-style-name="Standard">
      <style:text-properties officeooo:rsid="00134482" officeooo:paragraph-rsid="00134482"/>
    </style:style>
    <style:style style:name="P32" style:family="paragraph" style:parent-style-name="Standard">
      <style:text-properties officeooo:rsid="0014dc9c" officeooo:paragraph-rsid="0012225f"/>
    </style:style>
    <style:style style:name="P33" style:family="paragraph" style:parent-style-name="Standard">
      <style:text-properties officeooo:rsid="0014dc9c" officeooo:paragraph-rsid="0014dc9c"/>
    </style:style>
    <style:style style:name="P34" style:family="paragraph" style:parent-style-name="Standard">
      <style:text-properties officeooo:rsid="0014dc9c" officeooo:paragraph-rsid="0016f220"/>
    </style:style>
    <style:style style:name="P35" style:family="paragraph" style:parent-style-name="Standard">
      <style:text-properties officeooo:rsid="00155816" officeooo:paragraph-rsid="00155816"/>
    </style:style>
    <style:style style:name="P36" style:family="paragraph" style:parent-style-name="Standard">
      <style:text-properties officeooo:rsid="00155816" officeooo:paragraph-rsid="0016f220"/>
    </style:style>
    <style:style style:name="P37" style:family="paragraph" style:parent-style-name="Standard">
      <style:text-properties officeooo:rsid="0016ca82" officeooo:paragraph-rsid="0016ca82"/>
    </style:style>
    <style:style style:name="P38" style:family="paragraph" style:parent-style-name="Standard">
      <style:text-properties officeooo:rsid="0016f220" officeooo:paragraph-rsid="0016f220"/>
    </style:style>
    <style:style style:name="P39" style:family="paragraph" style:parent-style-name="Standard">
      <style:text-properties officeooo:rsid="0016f220" officeooo:paragraph-rsid="001828f8"/>
    </style:style>
    <style:style style:name="P40" style:family="paragraph" style:parent-style-name="Standard">
      <style:text-properties officeooo:rsid="0016f220" officeooo:paragraph-rsid="001bed3b"/>
    </style:style>
    <style:style style:name="P41" style:family="paragraph" style:parent-style-name="Standard">
      <style:text-properties officeooo:rsid="0016f220" officeooo:paragraph-rsid="0020a4be"/>
    </style:style>
    <style:style style:name="P42" style:family="paragraph" style:parent-style-name="Standard">
      <style:text-properties officeooo:rsid="001828f8" officeooo:paragraph-rsid="001bed3b"/>
    </style:style>
    <style:style style:name="P43" style:family="paragraph" style:parent-style-name="Standard">
      <style:text-properties officeooo:rsid="001bed3b" officeooo:paragraph-rsid="001bed3b"/>
    </style:style>
    <style:style style:name="P44" style:family="paragraph" style:parent-style-name="Standard">
      <style:text-properties officeooo:paragraph-rsid="001bed3b"/>
    </style:style>
    <style:style style:name="P45" style:family="paragraph" style:parent-style-name="Standard">
      <style:text-properties officeooo:rsid="001db586" officeooo:paragraph-rsid="001db586"/>
    </style:style>
    <style:style style:name="P46" style:family="paragraph" style:parent-style-name="Standard">
      <style:text-properties officeooo:rsid="001db586" officeooo:paragraph-rsid="003207b5"/>
    </style:style>
    <style:style style:name="P47" style:family="paragraph" style:parent-style-name="Standard">
      <style:text-properties officeooo:rsid="001ed4ab" officeooo:paragraph-rsid="001ed4ab"/>
    </style:style>
    <style:style style:name="P48" style:family="paragraph" style:parent-style-name="Standard">
      <style:text-properties officeooo:rsid="0020a4be" officeooo:paragraph-rsid="0020a4be"/>
    </style:style>
    <style:style style:name="P49" style:family="paragraph" style:parent-style-name="Standard">
      <style:text-properties officeooo:rsid="0020a4be" officeooo:paragraph-rsid="0021c28d"/>
    </style:style>
    <style:style style:name="P50" style:family="paragraph" style:parent-style-name="Standard">
      <style:text-properties officeooo:rsid="0021c28d" officeooo:paragraph-rsid="0021c28d"/>
    </style:style>
    <style:style style:name="P51" style:family="paragraph" style:parent-style-name="Standard">
      <style:text-properties officeooo:rsid="0021c28d" officeooo:paragraph-rsid="002314fc"/>
    </style:style>
    <style:style style:name="P52" style:family="paragraph" style:parent-style-name="Standard">
      <style:text-properties officeooo:rsid="0021c28d" officeooo:paragraph-rsid="00242422"/>
    </style:style>
    <style:style style:name="P53" style:family="paragraph" style:parent-style-name="Standard">
      <style:text-properties officeooo:rsid="0021c28d" officeooo:paragraph-rsid="002530a2"/>
    </style:style>
    <style:style style:name="P54" style:family="paragraph" style:parent-style-name="Standard">
      <style:text-properties officeooo:rsid="002314fc" officeooo:paragraph-rsid="002314fc"/>
    </style:style>
    <style:style style:name="P55" style:family="paragraph" style:parent-style-name="Standard">
      <style:text-properties officeooo:rsid="00242422" officeooo:paragraph-rsid="00242422"/>
    </style:style>
    <style:style style:name="P56" style:family="paragraph" style:parent-style-name="Standard">
      <style:text-properties officeooo:rsid="002530a2" officeooo:paragraph-rsid="00242422"/>
    </style:style>
    <style:style style:name="P57" style:family="paragraph" style:parent-style-name="Standard">
      <style:text-properties officeooo:rsid="002539d1" officeooo:paragraph-rsid="002539d1"/>
    </style:style>
    <style:style style:name="P58" style:family="paragraph" style:parent-style-name="Standard">
      <style:text-properties officeooo:rsid="0026be21" officeooo:paragraph-rsid="002539d1"/>
    </style:style>
    <style:style style:name="P59" style:family="paragraph" style:parent-style-name="Standard">
      <style:text-properties officeooo:rsid="0026be21" officeooo:paragraph-rsid="0026be21"/>
    </style:style>
    <style:style style:name="P60" style:family="paragraph" style:parent-style-name="Standard">
      <style:text-properties officeooo:rsid="0027f49a" officeooo:paragraph-rsid="0027f49a"/>
    </style:style>
    <style:style style:name="P61" style:family="paragraph" style:parent-style-name="Standard">
      <style:text-properties officeooo:rsid="002816cd" officeooo:paragraph-rsid="002816cd"/>
    </style:style>
    <style:style style:name="P62" style:family="paragraph" style:parent-style-name="Standard">
      <style:text-properties officeooo:rsid="002afef2" officeooo:paragraph-rsid="002816cd"/>
    </style:style>
    <style:style style:name="P63" style:family="paragraph" style:parent-style-name="Standard">
      <style:text-properties officeooo:rsid="002afef2" officeooo:paragraph-rsid="002afef2"/>
    </style:style>
    <style:style style:name="P64" style:family="paragraph" style:parent-style-name="Standard">
      <style:text-properties officeooo:rsid="002ca6f5" officeooo:paragraph-rsid="002ca6f5"/>
    </style:style>
    <style:style style:name="P65" style:family="paragraph" style:parent-style-name="Standard">
      <style:text-properties officeooo:rsid="002f0715" officeooo:paragraph-rsid="002f0715"/>
    </style:style>
    <style:style style:name="P66" style:family="paragraph" style:parent-style-name="Standard">
      <style:text-properties officeooo:rsid="00308b8b" officeooo:paragraph-rsid="00308b8b"/>
    </style:style>
    <style:style style:name="P67" style:family="paragraph">
      <style:paragraph-properties fo:text-align="center"/>
    </style:style>
    <style:style style:name="P68" style:family="paragraph">
      <loext:graphic-properties draw:fill="none" draw:fill-color="#ffffff"/>
    </style:style>
    <style:style style:name="P69" style:family="paragraph">
      <loext:graphic-properties draw:fill="none" draw:fill-color="#ffffff"/>
      <style:text-properties fo:font-size="12pt"/>
    </style:style>
    <style:style style:name="P70" style:family="paragraph">
      <loext:graphic-properties draw:fill-color="#ccff00"/>
      <style:paragraph-properties fo:text-align="center"/>
    </style:style>
    <style:style style:name="P71" style:family="paragraph">
      <loext:graphic-properties draw:fill-color="#ffffff"/>
      <style:paragraph-properties fo:text-align="center"/>
    </style:style>
    <style:style style:name="P72" style:family="paragraph">
      <loext:graphic-properties draw:fill-color="#ff6600"/>
      <style:paragraph-properties fo:text-align="center"/>
    </style:style>
    <style:style style:name="P73" style:family="paragraph">
      <loext:graphic-properties draw:fill-color="#00ccff"/>
      <style:paragraph-properties fo:text-align="center"/>
    </style:style>
    <style:style style:name="P74" style:family="paragraph">
      <style:text-properties style:text-position="0% 100%"/>
    </style:style>
    <style:style style:name="P75" style:family="paragraph">
      <loext:graphic-properties draw:fill="none" draw:fill-color="#ffffff"/>
      <style:text-properties style:text-position="0% 100%" fo:font-size="12pt"/>
    </style:style>
    <style:style style:name="P76" style:family="paragraph">
      <loext:graphic-properties draw:fill-color="#000000"/>
      <style:paragraph-properties fo:text-align="center"/>
    </style:style>
    <style:style style:name="T1" style:family="text">
      <style:text-properties officeooo:rsid="000738c6"/>
    </style:style>
    <style:style style:name="T2" style:family="text">
      <style:text-properties style:text-position="sub 58%"/>
    </style:style>
    <style:style style:name="T3" style:family="text">
      <style:text-properties style:text-position="sub 58%" officeooo:rsid="000738c6"/>
    </style:style>
    <style:style style:name="T4" style:family="text">
      <style:text-properties style:text-position="sub 58%" officeooo:rsid="001bed3b"/>
    </style:style>
    <style:style style:name="T5" style:family="text">
      <style:text-properties style:text-position="0% 100%"/>
    </style:style>
    <style:style style:name="T6" style:family="text">
      <style:text-properties style:text-position="0% 100%" officeooo:rsid="000738c6"/>
    </style:style>
    <style:style style:name="T7" style:family="text">
      <style:text-properties style:text-position="0% 100%" officeooo:rsid="0010b480"/>
    </style:style>
    <style:style style:name="T8" style:family="text">
      <style:text-properties style:text-position="0% 100%" officeooo:rsid="00111804"/>
    </style:style>
    <style:style style:name="T9" style:family="text">
      <style:text-properties style:text-position="0% 100%" officeooo:rsid="0012225f"/>
    </style:style>
    <style:style style:name="T10" style:family="text">
      <style:text-properties style:text-position="0% 100%" officeooo:rsid="00129933"/>
    </style:style>
    <style:style style:name="T11" style:family="text">
      <style:text-properties style:text-position="0% 100%" officeooo:rsid="00134482"/>
    </style:style>
    <style:style style:name="T12" style:family="text">
      <style:text-properties style:text-position="0% 100%" officeooo:rsid="00155816"/>
    </style:style>
    <style:style style:name="T13" style:family="text">
      <style:text-properties style:text-position="0% 100%" officeooo:rsid="0016ca82"/>
    </style:style>
    <style:style style:name="T14" style:family="text">
      <style:text-properties style:text-position="0% 100%" officeooo:rsid="0016f220"/>
    </style:style>
    <style:style style:name="T15" style:family="text">
      <style:text-properties style:text-position="0% 100%" officeooo:rsid="001a06dc"/>
    </style:style>
    <style:style style:name="T16" style:family="text">
      <style:text-properties style:text-position="0% 100%" officeooo:rsid="001bd1c9"/>
    </style:style>
    <style:style style:name="T17" style:family="text">
      <style:text-properties style:text-position="0% 100%" officeooo:rsid="001db586"/>
    </style:style>
    <style:style style:name="T18" style:family="text">
      <style:text-properties style:text-position="0% 100%" officeooo:rsid="001bed3b"/>
    </style:style>
    <style:style style:name="T19" style:family="text">
      <style:text-properties style:text-position="0% 100%" officeooo:rsid="001ed4ab"/>
    </style:style>
    <style:style style:name="T20" style:family="text">
      <style:text-properties style:text-position="0% 100%" officeooo:rsid="0020a4be"/>
    </style:style>
    <style:style style:name="T21" style:family="text">
      <style:text-properties style:text-position="0% 100%" fo:font-weight="bold" style:font-weight-asian="bold" style:font-weight-complex="bold"/>
    </style:style>
    <style:style style:name="T22" style:family="text">
      <style:text-properties style:text-position="0% 100%" fo:font-weight="bold" officeooo:rsid="001bd1c9" style:font-weight-asian="bold" style:font-weight-complex="bold"/>
    </style:style>
    <style:style style:name="T23" style:family="text">
      <style:text-properties style:text-position="0% 100%" officeooo:rsid="0021c28d"/>
    </style:style>
    <style:style style:name="T24" style:family="text">
      <style:text-properties style:text-position="0% 100%" officeooo:rsid="002314fc"/>
    </style:style>
    <style:style style:name="T25" style:family="text">
      <style:text-properties style:text-position="0% 100%" officeooo:rsid="00242422"/>
    </style:style>
    <style:style style:name="T26" style:family="text">
      <style:text-properties style:text-position="0% 100%" officeooo:rsid="002530a2"/>
    </style:style>
    <style:style style:name="T27" style:family="text">
      <style:text-properties style:text-position="0% 100%" officeooo:rsid="002539d1"/>
    </style:style>
    <style:style style:name="T28" style:family="text">
      <style:text-properties style:text-position="0% 100%" officeooo:rsid="0026be21"/>
    </style:style>
    <style:style style:name="T29" style:family="text">
      <style:text-properties style:text-position="0% 100%" officeooo:rsid="0027f49a"/>
    </style:style>
    <style:style style:name="T30" style:family="text">
      <style:text-properties style:text-position="0% 100%" officeooo:rsid="0029c36d"/>
    </style:style>
    <style:style style:name="T31" style:family="text">
      <style:text-properties style:text-position="0% 100%" officeooo:rsid="002ae2cc"/>
    </style:style>
    <style:style style:name="T32" style:family="text">
      <style:text-properties style:text-position="0% 100%" fo:font-size="8pt" style:font-size-asian="8pt" style:font-size-complex="8pt"/>
    </style:style>
    <style:style style:name="T33" style:family="text">
      <style:text-properties style:text-position="0% 100%" fo:font-size="7pt" style:font-size-asian="7pt" style:font-size-complex="7pt"/>
    </style:style>
    <style:style style:name="T34" style:family="text">
      <style:text-properties style:text-position="0% 100%" officeooo:rsid="003207b5"/>
    </style:style>
    <style:style style:name="T35" style:family="text">
      <style:text-properties officeooo:rsid="000910c2"/>
    </style:style>
    <style:style style:name="T36" style:family="text">
      <style:text-properties style:text-position="super 58%"/>
    </style:style>
    <style:style style:name="T37" style:family="text">
      <style:text-properties style:text-position="super 58%" officeooo:rsid="000910c2"/>
    </style:style>
    <style:style style:name="T38" style:family="text">
      <style:text-properties style:text-position="super 58%" officeooo:rsid="0010b480"/>
    </style:style>
    <style:style style:name="T39" style:family="text">
      <style:text-properties style:text-position="super 58%" officeooo:rsid="00111804"/>
    </style:style>
    <style:style style:name="T40" style:family="text">
      <style:text-properties style:text-position="super 58%" officeooo:rsid="0020a4be"/>
    </style:style>
    <style:style style:name="T41" style:family="text">
      <style:text-properties style:text-position="super 58%" officeooo:rsid="002530a2"/>
    </style:style>
    <style:style style:name="T42" style:family="text">
      <style:text-properties officeooo:rsid="000adffe"/>
    </style:style>
    <style:style style:name="T43" style:family="text">
      <style:text-properties officeooo:rsid="000b2bac"/>
    </style:style>
    <style:style style:name="T44" style:family="text">
      <style:text-properties officeooo:rsid="000b3c4c"/>
    </style:style>
    <style:style style:name="T45" style:family="text">
      <style:text-properties officeooo:rsid="000b6bbf"/>
    </style:style>
    <style:style style:name="T46" style:family="text">
      <style:text-properties officeooo:rsid="000cc4a2"/>
    </style:style>
    <style:style style:name="T47" style:family="text">
      <style:text-properties officeooo:rsid="000cee65"/>
    </style:style>
    <style:style style:name="T48" style:family="text">
      <style:text-properties officeooo:rsid="000e41d4"/>
    </style:style>
    <style:style style:name="T49" style:family="text">
      <style:text-properties officeooo:rsid="00111804"/>
    </style:style>
    <style:style style:name="T50" style:family="text">
      <style:text-properties officeooo:rsid="0012225f"/>
    </style:style>
    <style:style style:name="T51" style:family="text">
      <style:text-properties officeooo:rsid="00134482"/>
    </style:style>
    <style:style style:name="T52" style:family="text">
      <style:text-properties officeooo:rsid="0016ca82"/>
    </style:style>
    <style:style style:name="T53" style:family="text">
      <style:text-properties officeooo:rsid="001db586"/>
    </style:style>
    <style:style style:name="T54" style:family="text">
      <style:text-properties officeooo:rsid="001ed4ab"/>
    </style:style>
    <style:style style:name="T55" style:family="text">
      <style:text-properties officeooo:rsid="0020a4be"/>
    </style:style>
    <style:style style:name="T56" style:family="text">
      <style:text-properties fo:font-size="12pt"/>
    </style:style>
    <style:style style:name="T57" style:family="text">
      <style:text-properties style:text-position="33% 58%"/>
    </style:style>
    <style:style style:name="T58" style:family="text">
      <style:text-properties style:text-position="33% 58%" fo:font-size="12pt"/>
    </style:style>
    <style:style style:name="T59" style:family="text">
      <style:text-properties style:text-position="0% 100%" fo:font-size="12pt"/>
    </style:style>
    <style:style style:name="gr1" style:family="graphic">
      <style:graphic-properties draw:textarea-horizontal-align="justify" draw:textarea-vertical-align="middle" draw:auto-grow-height="false" fo:min-height="0.0866in" fo:min-width="0.086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22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9999ff"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ccff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66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6" style:family="graphic">
      <style:graphic-properties draw:fill-color="#00ccff"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style:style>
    <style:style style:name="gr20" style:family="graphic">
      <style:graphic-properties draw:fill-color="#0000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0201in"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2">Logical </text:span>Interpretation<text:span text:style-name="T52">s<text:line-break/></text:span>of Boolean Path Semantics</text:p>
      <text:p text:style-name="P3">by Sven Nilsen, 2019</text:p>
      <text:p text:style-name="Standard"/>
      <text:p text:style-name="P14">In this paper I <text:span text:style-name="T53">introduce</text:span> the <text:span text:style-name="T52">category of 14 logical </text:span>interpretation<text:span text:style-name="T52">s</text:span> of Boolean Path Semantics.</text:p>
      <text:p text:style-name="P5"/>
      <text:p text:style-name="P42"><text:span text:style-name="T5">An overview of how various interpretations are related to each other can be represented as a category</text:span><text:span text:style-name="T36"><text:reference-ref text:reference-format="text" text:ref-name="1">[1]</text:reference-ref></text:span><text:span text:style-name="T5">, where arrows mean “provable in”. </text:span><text:span text:style-name="T15">E</text:span><text:span text:style-name="T5">quivalent languages and “</text:span><text:span text:style-name="T15">obvious”</text:span><text:span text:style-name="T5"> arrows are not </text:span><text:span text:style-name="T15">shown</text:span><text:span text:style-name="T5">:</text:span></text:p>
      <text:p text:style-name="P42"><text:span text:style-name="T5"/></text:p>
      <text:p text:style-name="P40"><draw:line text:anchor-type="paragraph" draw:z-index="13" draw:name="Shape9" draw:style-name="gr9" draw:text-style-name="P67" svg:x1="1.1827in" svg:y1="0.8929in" svg:x2="3.4661in" svg:y2="0.9283in"><text:p/></draw:line><draw:line text:anchor-type="paragraph" draw:z-index="14" draw:name="Shape9" draw:style-name="gr9" draw:text-style-name="P67" svg:x1="1.748in" svg:y1="1.172in" svg:x2="4.139in" svg:y2="1.1937in"><text:p/></draw:line><draw:line text:anchor-type="paragraph" draw:z-index="15" draw:name="Shape9" draw:style-name="gr9" draw:text-style-name="P67" svg:x1="3.1791in" svg:y1="0.7071in" svg:x2="4.8118in" svg:y2="0.7354in"><text:p/></draw:line><draw:custom-shape text:anchor-type="paragraph" draw:z-index="16" draw:name="Shape7" draw:style-name="gr10" draw:text-style-name="P70" svg:width="0.1724in" svg:height="0.1724in" svg:x="2.2992in" svg:y="1.8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7" draw:name="Shape8" draw:style-name="gr11" draw:text-style-name="P69" svg:width="0.6807in" svg:height="0.1925in" svg:x="2.5217in" svg:y="1.8236in"><draw:text-box><text:p><text:span text:style-name="T56">opt[prob]</text:span></text:p></draw:text-box></draw:frame><draw:custom-shape text:anchor-type="paragraph" draw:z-index="18" draw:name="Shape7" draw:style-name="gr12" draw:text-style-name="P71" svg:width="0.1724in" svg:height="0.1724in" svg:x="2.2992in" svg:y="2.2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70" svg:width="0.1724in" svg:height="0.1724in" svg:x="2.2839in" svg:y="1.4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1" draw:name="Shape8" draw:style-name="gr14" draw:text-style-name="P69" svg:width="0.3661in" svg:height="0.1925in" svg:x="2.5354in" svg:y="1.4146in"><draw:text-box><text:p><text:span text:style-name="T56">nat</text:span><text:span text:style-name="T58">2</text:span></text:p></draw:text-box></draw:frame><draw:custom-shape text:anchor-type="paragraph" draw:z-index="22" draw:name="Shape7" draw:style-name="gr15" draw:text-style-name="P72" svg:width="0.1724in" svg:height="0.1724in" svg:x="1.2811in" svg:y="1.06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3" draw:name="Shape8" draw:style-name="gr14" draw:text-style-name="P69" svg:width="0.3661in" svg:height="0.1925in" svg:x="1.5102in" svg:y="1.0508in"><draw:text-box><text:p><text:span text:style-name="T59">[\]</text:span><text:span text:style-name="T58">2</text:span></text:p></draw:text-box></draw:frame><draw:custom-shape text:anchor-type="paragraph" draw:z-index="24" draw:name="Shape7" draw:style-name="gr10" draw:text-style-name="P70" svg:width="0.1724in" svg:height="0.1724in" svg:x="3.4791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Shape8" draw:style-name="gr14" draw:text-style-name="P69" svg:width="0.3661in" svg:height="0.1925in" svg:x="3.7307in" svg:y="1.4217in"><draw:text-box><text:p><text:span text:style-name="T56">nat</text:span><text:span text:style-name="T58">3</text:span></text:p></draw:text-box></draw:frame><draw:custom-shape text:anchor-type="paragraph" draw:z-index="26" draw:name="Shape7" draw:style-name="gr16" draw:text-style-name="P73" svg:width="0.1724in" svg:height="0.1724in" svg:x="4.2028in" svg:y="1.1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7" draw:name="Shape8" draw:style-name="gr14" draw:text-style-name="P69" svg:width="0.3661in" svg:height="0.1925in" svg:x="4.4319in" svg:y="1.111in"><draw:text-box><text:p><text:span text:style-name="T59">[\]</text:span><text:span text:style-name="T58">3</text:span></text:p></draw:text-box></draw:frame><draw:custom-shape text:anchor-type="paragraph" draw:z-index="28" draw:name="Shape7" draw:style-name="gr15" draw:text-style-name="P72" svg:width="0.1724in" svg:height="0.1724in" svg:x="0.5874in" svg:y="0.79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9" draw:name="Shape8" draw:style-name="gr14" draw:text-style-name="P69" svg:width="0.3661in" svg:height="0.1925in" svg:x="0.8165in" svg:y="0.7807in"><draw:text-box><text:p><text:span text:style-name="T59">[[\]]</text:span><text:span text:style-name="T58">2</text:span></text:p></draw:text-box></draw:frame><draw:custom-shape text:anchor-type="paragraph" draw:z-index="30" draw:name="Shape7" draw:style-name="gr15" draw:text-style-name="P72" svg:width="0.1724in" svg:height="0.1724in" svg:x="2.2256in" svg:y="0.61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 draw:name="Shape8" draw:style-name="gr17" draw:text-style-name="P75" svg:width="0.7248in" svg:height="0.2287in" svg:x="2.4547in" svg:y="0.6in"><draw:text-box><text:p text:style-name="P74"><text:span text:style-name="T59">[(bool, \)]</text:span></text:p></draw:text-box></draw:frame><draw:custom-shape text:anchor-type="paragraph" draw:z-index="32" draw:name="Shape7" draw:style-name="gr16" draw:text-style-name="P73" svg:width="0.1724in" svg:height="0.1724in" svg:x="3.5161in" svg:y="0.84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3" draw:name="Shape8" draw:style-name="gr14" draw:text-style-name="P69" svg:width="0.3661in" svg:height="0.1925in" svg:x="3.7453in" svg:y="0.8291in"><draw:text-box><text:p><text:span text:style-name="T59">[[\]]</text:span><text:span text:style-name="T58">3</text:span></text:p></draw:text-box></draw:frame><draw:custom-shape text:anchor-type="paragraph" draw:z-index="34" draw:name="Shape7" draw:style-name="gr16" draw:text-style-name="P73" svg:width="0.1724in" svg:height="0.1724in" svg:x="4.91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5" draw:name="Shape8" draw:style-name="gr18" draw:text-style-name="P75" svg:width="1.0606in" svg:height="0.2425in" svg:x="5.1402in" svg:y="0.6217in"><draw:text-box><text:p text:style-name="P74"><text:span text:style-name="T59">[(opt[bool], \)]</text:span></text:p></draw:text-box></draw:frame><draw:custom-shape text:anchor-type="paragraph" draw:z-index="36" draw:name="Shape7" draw:style-name="gr15" draw:text-style-name="P72" svg:width="0.1724in" svg:height="0.1724in" svg:x="1.2902in" svg:y="0.3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7" draw:name="Shape8" draw:style-name="gr14" draw:text-style-name="P75" svg:width="0.9248in" svg:height="0.1925in" svg:x="1.5193in" svg:y="0.3075in"><draw:text-box><text:p text:style-name="P74"><text:span text:style-name="T59">[(bool, [\])]</text:span></text:p></draw:text-box></draw:frame><draw:custom-shape text:anchor-type="paragraph" draw:z-index="38" draw:name="Shape7" draw:style-name="gr16" draw:text-style-name="P73" svg:width="0.1724in" svg:height="0.1724in" svg:x="4.1819in" svg:y="0.31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9" draw:name="Shape8" draw:style-name="gr19" draw:text-style-name="P75" svg:width="1.2961in" svg:height="0.2571in" svg:x="4.411in" svg:y="0.2992in"><draw:text-box><text:p text:style-name="P74"><text:span text:style-name="T59">[(opt[bool], [\])]</text:span></text:p></draw:text-box></draw:frame><draw:custom-shape text:anchor-type="paragraph" draw:z-index="40" draw:name="Shape7" draw:style-name="gr20" draw:text-style-name="P76" svg:width="0.1724in" svg:height="0.1724in" svg:x="2.8071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1" draw:name="Shape8" draw:style-name="gr14" draw:text-style-name="P75" svg:width="0.2657in" svg:height="0.1925in" svg:x="3.0291in" svg:y="0.0417in"><draw:text-box><text:p text:style-name="P74"><text:span text:style-name="T59">id</text:span></text:p></draw:text-box></draw:frame><draw:line text:anchor-type="paragraph" draw:z-index="42" draw:name="Shape9" draw:style-name="gr9" draw:text-style-name="P67" svg:x1="2.3063in" svg:y1="0.3929in" svg:x2="4.1244in" svg:y2="0.4039in"><text:p/></draw:line><draw:line text:anchor-type="paragraph" draw:z-index="43" draw:name="Shape9" draw:style-name="gr21" draw:text-style-name="P67" svg:x1="1.5193in" svg:y1="0.3075in" svg:x2="2.75in" svg:y2="0.1555in"><text:p/></draw:line><draw:line text:anchor-type="paragraph" draw:z-index="44" draw:name="Shape9" draw:style-name="gr21" draw:text-style-name="P67" svg:x1="4.139in" svg:y1="0.3472in" svg:x2="3.2083in" svg:y2="0.1555in"><text:p/></draw:line><draw:line text:anchor-type="paragraph" draw:z-index="45" draw:name="Shape9" draw:style-name="gr21" draw:text-style-name="P67" svg:x1="0.8165in" svg:y1="0.7807in" svg:x2="1.2902in" svg:y2="0.4953in"><text:p/></draw:line><draw:line text:anchor-type="paragraph" draw:z-index="46" draw:name="Shape9" draw:style-name="gr21" draw:text-style-name="P67" svg:x1="2.1563in" svg:y1="0.6724in" svg:x2="1.4472in" svg:y2="0.5362in"><text:p/></draw:line><draw:line text:anchor-type="paragraph" draw:z-index="47" draw:name="Shape9" draw:style-name="gr21" draw:text-style-name="P67" svg:x1="4.8685in" svg:y1="0.678in" svg:x2="4.411in" svg:y2="0.5563in"><text:p/></draw:line><draw:line text:anchor-type="paragraph" draw:z-index="48" draw:name="Shape9" draw:style-name="gr21" draw:text-style-name="P67" svg:x1="3.6882in" svg:y1="0.8441in" svg:x2="4.1819in" svg:y2="0.4866in"><text:p/></draw:line><draw:line text:anchor-type="paragraph" draw:z-index="49" draw:name="Shape9" draw:style-name="gr21" draw:text-style-name="P67" svg:x1="4.3752in" svg:y1="1.1264in" svg:x2="5.048in" svg:y2="0.8854in"><text:p/></draw:line><draw:line text:anchor-type="paragraph" draw:z-index="50" draw:name="Shape9" draw:style-name="gr21" draw:text-style-name="P67" svg:x1="3.6516in" svg:y1="1.4583in" svg:x2="4.1535in" svg:y2="1.2654in"><text:p/></draw:line><draw:line text:anchor-type="paragraph" draw:z-index="51" draw:name="Shape9" draw:style-name="gr21" draw:text-style-name="P67" svg:x1="4.1602in" svg:y1="1.1429in" svg:x2="3.6236in" svg:y2="1.0646in"><text:p/></draw:line><draw:line text:anchor-type="paragraph" draw:z-index="52" draw:name="Shape9" draw:style-name="gr21" draw:text-style-name="P67" svg:x1="1.4535in" svg:y1="1.0661in" svg:x2="2.1701in" svg:y2="0.7909in"><text:p/></draw:line><draw:line text:anchor-type="paragraph" draw:z-index="53" draw:name="Shape9" draw:style-name="gr21" draw:text-style-name="P67" svg:x1="1.2323in" svg:y1="1.1429in" svg:x2="0.7457in" svg:y2="1.0146in"><text:p/></draw:line><draw:line text:anchor-type="paragraph" draw:z-index="54" draw:name="Shape9" draw:style-name="gr9" draw:text-style-name="P67" svg:x1="2.8291in" svg:y1="1.5516in" svg:x2="3.4445in" svg:y2="1.5531in"><text:p/></draw:line><draw:line text:anchor-type="paragraph" draw:z-index="55" draw:name="Shape9" draw:style-name="gr21" draw:text-style-name="P67" svg:x1="2.2346in" svg:y1="1.4795in" svg:x2="1.4256in" svg:y2="1.272in"><text:p/></draw:line><draw:line text:anchor-type="paragraph" draw:z-index="56" draw:name="Shape9" draw:style-name="gr21" draw:text-style-name="P67" svg:x1="2.3854in" svg:y1="1.802in" svg:x2="2.3854in" svg:y2="1.6236in"><text:p/></draw:line><draw:line text:anchor-type="paragraph" draw:z-index="57" draw:name="Shape9" draw:style-name="gr21" draw:text-style-name="P67" svg:x1="2.3783in" svg:y1="2.1894in" svg:x2="2.3783in" svg:y2="2.011in"><text:p/></draw:line><draw:custom-shape text:anchor-type="paragraph" draw:z-index="58" draw:name="Shape7" draw:style-name="gr10" draw:text-style-name="P70" svg:width="0.1724in" svg:height="0.1724in" svg:x="3.5154in" svg:y="1.8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9" draw:name="Shape8" draw:style-name="gr22" draw:text-style-name="P69" svg:width="0.6303in" svg:height="0.237in" svg:x="3.7665in" svg:y="1.8366in"><draw:text-box><text:p><text:span text:style-name="T56">prob</text:span><text:span text:style-name="T58">2</text:span></text:p></draw:text-box></draw:frame><draw:line text:anchor-type="paragraph" draw:z-index="60" draw:name="Shape9" draw:style-name="gr9" draw:text-style-name="P67" svg:x1="3.1929in" svg:y1="1.9665in" svg:x2="3.515in" svg:y2="1.9665in"><text:p/></draw:line><draw:line text:anchor-type="paragraph" draw:z-index="61" draw:name="Shape9" draw:style-name="gr21" draw:text-style-name="P67" svg:x1="3.5736in" svg:y1="1.839in" svg:x2="3.5736in" svg:y2="1.6598in"><text:p/></draw:line><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text:span text:style-name="T5"/></text:p>
      <text:p text:style-name="P40"><draw:frame text:anchor-type="paragraph" draw:z-index="19" draw:name="Shape8" draw:style-name="gr13" draw:text-style-name="P68" svg:width="0.5295in" svg:height="0.224in" svg:x="2.5217in" svg:y="0.1307in"><draw:text-box><text:p>bool<text:span text:style-name="T57">2</text:span></text:p></draw:text-box></draw:frame><text:span text:style-name="T5"/></text:p>
      <text:p text:style-name="P40"><text:span text:style-name="T5"/></text:p>
      <text:p text:style-name="P40"><text:span text:style-name="T5"/></text:p>
      <text:p text:style-name="P43"><text:span text:style-name="T5">Colors shows that non-trivial interpretations are grouped into commutative squares</text:span><text:span text:style-name="T36"><text:reference-ref text:reference-format="text" text:ref-name="2">[2]</text:reference-ref></text:span><text:span text:style-name="T5">.</text:span></text:p>
      <text:p text:style-name="P43"><text:span text:style-name="T5"/></text:p>
      <text:p text:style-name="P43"><text:span text:style-name="T5">The standard interpretation of probability theory `prob`</text:span><text:span text:style-name="T36"><text:reference-ref text:reference-format="text" text:ref-name="3">[3]</text:reference-ref></text:span><text:span text:style-name="T5"> is not included, because it is not “logical”.</text:span></text:p>
      <text:p text:style-name="P43"><text:span text:style-name="T5">Only interpretations that preserve the structure of the existential path</text:span><text:span text:style-name="T36"><text:reference-ref text:reference-format="text" text:ref-name="4">[4]</text:reference-ref></text:span><text:span text:style-name="T5"> are considered “logical”.</text:span></text:p>
      <text:p text:style-name="P43"><text:span text:style-name="T5">Th</text:span><text:span text:style-name="T19">e reason for this is explained and</text:span><text:span text:style-name="T5"> proven later in this paper.</text:span></text:p>
      <text:p text:style-name="P5"/>
      <text:p text:style-name="P5">In Boolean Path Semantics, any function `f` is restricted to the type:</text:p>
      <text:p text:style-name="P4"/>
      <text:p text:style-name="P4"><text:tab/><text:span text:style-name="T35">f : bool</text:span><text:span text:style-name="T37">N</text:span><text:span text:style-name="T35"> → bool</text:span></text:p>
      <text:p text:style-name="P4"/>
      <text:p text:style-name="P9">The trivial path<text:span text:style-name="T36"><text:reference-ref text:reference-format="text" text:ref-name="5">[5]</text:reference-ref></text:span> <text:span text:style-name="T43">of `f`</text:span> is the domain constraint `∀f` that also has the same type:</text:p>
      <text:p text:style-name="P8"/>
      <text:p text:style-name="P8"><text:tab/>∀f : <text:span text:style-name="T35">bool</text:span><text:span text:style-name="T37">N</text:span><text:span text:style-name="T35"> → bool</text:span></text:p>
      <text:p text:style-name="P4"/>
      <text:p text:style-name="P10">The identity of a function changes the when the trivial path changes<text:span text:style-name="T36"><text:reference-ref text:reference-format="text" text:ref-name="5">[5]</text:reference-ref></text:span>.</text:p>
      <text:p text:style-name="P4"/>
      <text:p text:style-name="P5">Using parameter notation<text:span text:style-name="T36"><text:reference-ref text:reference-format="text" text:ref-name="6">[6]</text:reference-ref></text:span> for Higher Order Operator Overloading<text:span text:style-name="T36"><text:reference-ref text:reference-format="text" text:ref-name="7">[7]</text:reference-ref></text:span>,<text:line-break/>one can generalize Boolean Path Semantics to all functions that return `bool`:</text:p>
      <text:p text:style-name="P4"/>
      <text:p text:style-name="P4"><text:tab/><text:span text:style-name="T1">f : \bool</text:span></text:p>
      <text:p text:style-name="P8"><text:tab/>∀f : \bool</text:p>
      <text:p text:style-name="Standard"/>
      <text:p text:style-name="P8"><text:soft-page-break/>In path semantics, when talking about some object `x`, it is common to use a sub-type<text:span text:style-name="T36"><text:reference-ref text:reference-format="text" text:ref-name="8">[8]</text:reference-ref></text:span>:</text:p>
      <text:p text:style-name="P8"/>
      <text:p text:style-name="P8"><text:tab/>x : [f] true</text:p>
      <text:p text:style-name="P8"/>
      <text:p text:style-name="P8">Simplified to:</text:p>
      <text:p text:style-name="P8"/>
      <text:p text:style-name="P8"><text:tab/>x : f</text:p>
      <text:p text:style-name="P8"/>
      <text:p text:style-name="P8">It is implied <text:span text:style-name="T43">from this expression</text:span> that `x` would then also satisfy the trivial path:</text:p>
      <text:p text:style-name="P8"/>
      <text:p text:style-name="P8"><text:tab/>x : f ∧ ∀f</text:p>
      <text:p text:style-name="Standard"/>
      <text:p text:style-name="P8">The trivial path <text:span text:style-name="T43">of a family of functions is the intersection of all individual domain constraints</text:span>:</text:p>
      <text:p text:style-name="P8"/>
      <text:p text:style-name="P9"><text:tab/>x : f<text:span text:style-name="T2">0</text:span> ∧ f<text:span text:style-name="T2">1</text:span> ∧ f<text:span text:style-name="T2">2</text:span> ∧ … ∧ ∀f<text:tab/><text:tab/>∀f &lt;=&gt; \(x) = ∀ i { ∀f<text:span text:style-name="T2">i</text:span>(x) }</text:p>
      <text:p text:style-name="Standard"/>
      <text:p text:style-name="P10">If all individual domain constraints are the same, they are equal to their intersection:</text:p>
      <text:p text:style-name="P10"/>
      <text:p text:style-name="P10"><text:tab/><text:span text:style-name="T42">∀</text:span>f<text:span text:style-name="T2">0</text:span> &lt;=&gt; <text:span text:style-name="T42">∀</text:span>f<text:span text:style-name="T2">1</text:span> &lt;=&gt; <text:span text:style-name="T42">∀</text:span>f<text:span text:style-name="T2">2</text:span> &lt;=&gt; … &lt;=&gt; <text:span text:style-name="T42">∀</text:span>f</text:p>
      <text:p text:style-name="Standard"/>
      <text:p text:style-name="P11"><text:span text:style-name="T43">The property `∀f` above can be thought of as a set of objects.</text:span></text:p>
      <text:p text:style-name="P12">This set contains all possible things or ideas that one can talk about.</text:p>
      <text:p text:style-name="P44"><text:span text:style-name="T43">Using a family of functions is like having a vocabulary in some language.</text:span></text:p>
      <text:p text:style-name="P44"/>
      <text:p text:style-name="P44"><text:span text:style-name="T43">The probability interpretation of Boolean Path Semantics is a way of transforming the truth values of the language from booleans to probability. It is desirable that a such interpretation does not loose power of expressiveness during the transformation. Primarily, this means the power of logic.</text:span></text:p>
      <text:p text:style-name="P6"/>
      <text:p text:style-name="P6"><text:span text:style-name="T45">Previously, one talked about some member of the set `∀f</text:span>` <text:span text:style-name="T44">having a property `f`</text:span>:</text:p>
      <text:p text:style-name="P6"/>
      <text:p text:style-name="P6"><text:tab/><text:span text:style-name="T44">x : f</text:span></text:p>
      <text:p text:style-name="P6"/>
      <text:p text:style-name="P13">However, in logic this is often not very interesting. Instead, it is more interesting to talk about the set itself. This is because the central topic of interest in logic is theorem proving. To do theorem proving one needs proofs. Proofs are <text:span text:style-name="T45">quantified over the set </text:span>`∀f<text:span text:style-name="T45">`. Therefore, proofs say something about the set itself, which might not be about particular members of the set. To quantify, the most natural “loops” are for-all (`∀`) and there-exists (`∃`).</text:span></text:p>
      <text:p text:style-name="P13"/>
      <text:p text:style-name="P7">In logic, one is interested in the following kind <text:span text:style-name="T54">of questions</text:span>:</text:p>
      <text:p text:style-name="P15"/>
      <text:p text:style-name="P15"><text:tab/>∀ <text:span text:style-name="T1">x : ∀f { f(x) }<text:tab/><text:tab/>Does all members of the set `∀f` satisfy the property `f`?</text:span></text:p>
      <text:p text:style-name="P15"><text:tab/>∃ <text:span text:style-name="T1">x : ∀f { f(x) }<text:tab/><text:tab/>Does any member of the set `∀f` satisfy the property `f`?</text:span></text:p>
      <text:p text:style-name="P15"/>
      <text:p text:style-name="P7">These expressions are used to talk about the set `<text:span text:style-name="T1">∀f</text:span>`.</text:p>
      <text:p text:style-name="P16">Notice that the function `f` encodes the meaning of the “loop” itself.</text:p>
      <text:p text:style-name="P16"/>
      <text:p text:style-name="P17">The probability interpretation is a method of unifying `∀` and `∃` <text:span text:style-name="T48">loops</text:span>.<text:line-break/></text:p>
      <text:p text:style-name="P17"/>
      <text:p text:style-name="P17"><text:soft-page-break/>Instead of working with the set <text:span text:style-name="T35">`∀f` </text:span>directly, we want to use a simpler representation, primarily:</text:p>
      <text:p text:style-name="Standard"/>
      <text:p text:style-name="P2"><text:tab/><text:span text:style-name="T1">(</text:span>∃<text:span text:style-name="T1">f</text:span><text:span text:style-name="T3">p</text:span><text:span text:style-name="T1">{∀f})(true)<text:tab/><text:tab/>How often is the property `f` true?</text:span></text:p>
      <text:p text:style-name="Standard"/>
      <text:p text:style-name="P18">Here `∃<text:span text:style-name="T1">f</text:span><text:span text:style-name="T3">p</text:span><text:span text:style-name="T6">{∀f}</text:span><text:span text:style-name="T5">` is the probabilistic existential path</text:span><text:span text:style-name="T36"><text:reference-ref text:reference-format="text" text:ref-name="9">[9]</text:reference-ref></text:span><text:span text:style-name="T5"> of `f`,</text:span></text:p>
      <text:p text:style-name="P18">which might be thought of as a construction of a `count`<text:span text:style-name="T36"><text:reference-ref text:reference-format="text" text:ref-name="3">[3]</text:reference-ref></text:span> function:</text:p>
      <text:p text:style-name="P18"/>
      <text:p text:style-name="P18"><text:tab/><text:span text:style-name="T1">(</text:span>∃<text:span text:style-name="T1">f</text:span><text:span text:style-name="T3">p</text:span><text:span text:style-name="T1">{∀f})(true)<text:tab/></text:span>=<text:tab/>|f| / ( |f| + |¬f| )</text:p>
      <text:p text:style-name="P18"/>
      <text:p text:style-name="P18"><text:tab/>|f| &lt;=&gt; count(f, true)</text:p>
      <text:p text:style-name="P18"><text:tab/>|¬f| &lt;=&gt; count(f, false)</text:p>
      <text:p text:style-name="P18"/>
      <text:p text:style-name="P18"><text:tab/>count := \(f : \bool, t : bool) = ∑ x : ∀f { if f(x) == t { 1 } else { 0 } }</text:p>
      <text:p text:style-name="P18"/>
      <text:p text:style-name="P19">Yet, the existential path of functions that returns `bool` have the following existential path equations<text:span text:style-name="T36"><text:reference-ref text:reference-format="text" text:ref-name="10">[10]</text:reference-ref></text:span>:</text:p>
      <text:p text:style-name="Standard"/>
      <text:p text:style-name="Standard"><text:tab/>∃<text:span text:style-name="T1">f{∀f} &lt;=&gt; \false</text:span><text:span text:style-name="T6"><text:tab/><text:tab/>none probability</text:span></text:p>
      <text:p text:style-name="P2"><text:tab/>∃<text:span text:style-name="T1">f{∀f} &lt;=&gt; not<text:tab/><text:tab/>0</text:span></text:p>
      <text:p text:style-name="P2"><text:tab/>∃<text:span text:style-name="T1">f{∀f} &lt;=&gt; id<text:tab/><text:tab/><text:tab/>1</text:span></text:p>
      <text:p text:style-name="P2"><text:tab/>∃<text:span text:style-name="T1">f{∀f} &lt;=&gt; \true<text:tab/><text:tab/>some probability between 0 and 1</text:span></text:p>
      <text:p text:style-name="P2"/>
      <text:p text:style-name="P19">Notice that there is no way to express “none probability” using a <text:span text:style-name="T47">single </text:span>real number in the unit interval.</text:p>
      <text:p text:style-name="P19"/>
      <text:p text:style-name="P19">To preserve the existential path, one must use truth values of the following type:</text:p>
      <text:p text:style-name="P19"/>
      <text:p text:style-name="P19"><text:tab/>opt[prob]<text:tab/><text:tab/><text:tab/>none() | some(x) <text:span text:style-name="T47">for `x : prob`</text:span></text:p>
      <text:p text:style-name="P19"/>
      <text:p text:style-name="P19">What does it mean? It turns out that that “none probability” has an interpretation i<text:span text:style-name="T47">n</text:span> logic.</text:p>
      <text:p text:style-name="P19"/>
      <text:p text:style-name="P19">The equation `∃<text:span text:style-name="T1">f{∀f} &lt;=&gt; \false</text:span>` is true if and only if `<text:span text:style-name="T1">∀f </text:span>&lt;=&gt; \false` is true.</text:p>
      <text:p text:style-name="P19"/>
      <text:p text:style-name="P19"><text:tab/><text:span text:style-name="T1">∀f </text:span>&lt;=&gt; \false<text:tab/><text:tab/>=&gt;<text:tab/>∀ <text:span text:style-name="T1">x : ∀f { f(x) } </text:span>= true</text:p>
      <text:p text:style-name="P19"><text:tab/><text:span text:style-name="T1">∀f </text:span>&lt;=&gt; \false<text:tab/><text:tab/>=&gt;<text:tab/>∃ <text:span text:style-name="T1">x : ∀f { f(x) } </text:span>= false</text:p>
      <text:p text:style-name="P19"/>
      <text:p text:style-name="P20">The definition of `<text:span text:style-name="T46">∀</text:span>` and `<text:span text:style-name="T46">∃</text:span>` quantifiers uses two different boolean values.</text:p>
      <text:p text:style-name="P47">This is why it is impossible to encode the full existential path as a single number in the unit interval.</text:p>
      <text:p text:style-name="P20">The statement “none probability” simply means that the “loop” was empty.</text:p>
      <text:p text:style-name="P20"/>
      <text:p text:style-name="P21">To visualize the transformation, one can use the following diagram:</text:p>
      <text:p text:style-name="P21"><draw:frame text:anchor-type="paragraph" draw:z-index="11" draw:name="Shape5" draw:style-name="gr7" draw:text-style-name="P68" svg:width="1.7685in" svg:height="0.3295in" svg:x="0.8602in" svg:y="0.1752in"><draw:text-box><text:p>probability interpretation</text:p></draw:text-box></draw:frame></text:p>
      <text:p text:style-name="P20"/>
      <text:p text:style-name="P20"><draw:custom-shape text:anchor-type="paragraph" draw:z-index="0" draw:name="Shape1" draw:style-name="gr1" draw:text-style-name="P67" svg:width="0.1217in" svg:height="0.1217in" svg:x="1.1043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67" svg:width="0.1217in" svg:height="0.1217in" svg:x="2.2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Shape3" draw:style-name="gr5" draw:text-style-name="P67" svg:x1="1.3327in" svg:y1="0.0949in" svg:x2="2.1563in" svg:y2="0.0874in"><text:p/></draw:line></text:p>
      <text:p text:style-name="P20"><draw:frame text:anchor-type="paragraph" draw:z-index="1" draw:name="Shape2" draw:style-name="gr2" draw:text-style-name="P68" svg:width="0.5087in" svg:height="0.3079in" svg:x="1.0035in" svg:y="0.0535in"><draw:text-box><text:p>\bool</text:p></draw:text-box></draw:frame><draw:frame text:anchor-type="paragraph" draw:z-index="3" draw:name="Shape2" draw:style-name="gr3" draw:text-style-name="P68" svg:width="0.7886in" svg:height="0.3843in" svg:x="2.1772in" svg:y="0.0102in"><draw:text-box><text:p>opt[bool]</text:p></draw:text-box></draw:frame></text:p>
      <text:p text:style-name="P20"><draw:custom-shape text:anchor-type="paragraph" draw:z-index="4" draw:name="Shape1" draw:style-name="gr1" draw:text-style-name="P67" svg:width="0.1217in" svg:height="0.1217in" svg:x="1.678in" svg:y="0.763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2" draw:style-name="gr4" draw:text-style-name="P69" svg:width="0.3941in" svg:height="0.1925in" svg:x="1.5764in" svg:y="0.95in"><draw:text-box><text:p><text:span text:style-name="T56">bool</text:span></text:p></draw:text-box></draw:frame><draw:line text:anchor-type="paragraph" draw:z-index="7" draw:name="Shape3" draw:style-name="gr5" draw:text-style-name="P67" svg:x1="1.2543in" svg:y1="0.0839in" svg:x2="1.6551in" svg:y2="0.7276in"><text:p/></draw:line><draw:line text:anchor-type="paragraph" draw:z-index="8" draw:name="Shape3" draw:style-name="gr5" draw:text-style-name="P67" svg:x1="2.213in" svg:y1="0.0626in" svg:x2="1.8055in" svg:y2="0.728in"><text:p/></draw:line><draw:frame text:anchor-type="paragraph" draw:z-index="9" draw:name="Shape4" draw:style-name="gr6" draw:text-style-name="P68" svg:width="0.4441in" svg:height="0.265in" svg:x="0.9752in" svg:y="0.2555in"><draw:text-box><text:p>∀/∃</text:p></draw:text-box></draw:frame><draw:frame text:anchor-type="paragraph" draw:z-index="10" draw:name="Shape4" draw:style-name="gr6" draw:text-style-name="P68" svg:width="0.4441in" svg:height="0.265in" svg:x="2.2134in" svg:y="0.2484in"><draw:text-box><text:p>∀/∃</text:p></draw:text-box></draw:frame><draw:frame text:anchor-type="paragraph" draw:z-index="12" draw:name="Shape6" draw:style-name="gr8" draw:text-style-name="P68" svg:width="2.6276in" svg:height="0.3224in" svg:x="2.2925in" svg:y="0.7563in"><draw:text-box><text:p>Truth values of logic quantifiers</text:p></draw:text-box></draw:frame></text:p>
      <text:p text:style-name="P20"/>
      <text:p text:style-name="P20"/>
      <text:p text:style-name="P20"/>
      <text:p text:style-name="P20"/>
      <text:p text:style-name="P20"/>
      <text:p text:style-name="P21"><text:soft-page-break/>The probability interpretation preserves the structure of the existential path,<text:line-break/>and therefore preserve the power of logic.</text:p>
      <text:p text:style-name="P21"/>
      <text:p text:style-name="P22">Standard probability theory therefore assume a non-empty model <text:span text:style-name="T50">set</text:span> `<text:span text:style-name="T1">∀f</text:span>`:</text:p>
      <text:p text:style-name="P22"/>
      <text:p text:style-name="P22"><text:tab/><text:span text:style-name="T1">∀f &lt;¬=&gt; \false<text:tab/><text:tab/></text:span>Standard probability theory</text:p>
      <text:p text:style-name="P22"/>
      <text:p text:style-name="P22">Interpreting `\bool` is not unique, <text:span text:style-name="T50">it just happens that `opt[prob]` is most similar to standard probability</text:span>.</text:p>
      <text:p text:style-name="P22">The types of truth values can be used to classify various interpretations <text:span text:style-name="T49">and their generalizations:</text:span></text:p>
      <text:p text:style-name="P22"/>
      <text:p text:style-name="P24"><text:tab/><text:span text:style-name="T7">bool</text:span><text:span text:style-name="T38">2</text:span><text:span text:style-name="T7"><text:tab/><text:tab/><text:tab/>A tuple `(∃f{∀f}(true), ∃f{∀f}(false))`</text:span></text:p>
      <text:p text:style-name="P24"><text:span text:style-name="T7"><text:tab/></text:span><text:span text:style-name="T8">bool → bool<text:tab/><text:tab/>A function `</text:span><text:span text:style-name="T7">∃f{∀f}</text:span><text:span text:style-name="T8">`</text:span></text:p>
      <text:p text:style-name="P22"><text:tab/>prob<text:tab/><text:tab/><text:tab/>Standard probability theory</text:p>
      <text:p text:style-name="P22"><text:tab/>opt[prob]<text:tab/><text:tab/>“Correct” probability interpretation</text:p>
      <text:p text:style-name="P22"><text:tab/>nat<text:span text:style-name="T36">2</text:span><text:span text:style-name="T5"><text:tab/><text:tab/><text:tab/>A tuple `(|f|, |</text:span><text:span text:style-name="T6">¬</text:span><text:span text:style-name="T5">f|)`</text:span></text:p>
      <text:p text:style-name="P23"><text:span text:style-name="T5"><text:tab/></text:span><text:span text:style-name="T7">nat</text:span><text:span text:style-name="T38">3</text:span><text:span text:style-name="T7"><text:tab/><text:tab/><text:tab/>A tuple `(|f|, </text:span><text:span text:style-name="T5">|</text:span><text:span text:style-name="T6">¬</text:span><text:span text:style-name="T5">f|, </text:span><text:span text:style-name="T7">|</text:span><text:span text:style-name="T6">¬∀</text:span><text:span text:style-name="T7">f|)`</text:span></text:p>
      <text:p text:style-name="P22"><text:span text:style-name="T5"><text:tab/></text:span><text:span text:style-name="T7">[\]</text:span><text:span text:style-name="T38">2</text:span><text:span text:style-name="T7"><text:tab/><text:tab/><text:tab/>Lists of `true` and `false` segments</text:span></text:p>
      <text:p text:style-name="P22"><text:span text:style-name="T7"><text:tab/>[\]</text:span><text:span text:style-name="T38">3</text:span><text:span text:style-name="T7"><text:tab/><text:tab/><text:tab/>Lists of `true`, `false` and “ignored” segments</text:span></text:p>
      <text:p text:style-name="P22"><text:span text:style-name="T7"><text:tab/></text:span><text:span text:style-name="T20">[[\]]</text:span><text:span text:style-name="T40">2</text:span><text:span text:style-name="T20"><text:tab/><text:tab/><text:tab/>Lists of `true` and `false` segments for nested loops</text:span></text:p>
      <text:p text:style-name="P22"><text:span text:style-name="T20"><text:tab/>[[\]]</text:span><text:span text:style-name="T40">3</text:span><text:span text:style-name="T20"><text:tab/><text:tab/><text:tab/>Lists of `true`, `false` and “ignored” segments for nested loops</text:span></text:p>
      <text:p text:style-name="P22"><text:span text:style-name="T7"><text:tab/>[(bool, \)]<text:tab/><text:tab/>Ordered list of `true` and `false`</text:span></text:p>
      <text:p text:style-name="P22"><text:span text:style-name="T7"><text:tab/>[(opt[bool], \)]<text:tab/><text:tab/>Ordered list of `true`, `false` and “ignored”</text:span></text:p>
      <text:p text:style-name="P22"><text:span text:style-name="T7"><text:tab/>[</text:span><text:span text:style-name="T8">(bool, [\])]<text:tab/><text:tab/>Ordered list of `true` and `false` for nested loops</text:span></text:p>
      <text:p text:style-name="P24"><text:span text:style-name="T8"><text:tab/></text:span><text:span text:style-name="T7">[(opt[bool], </text:span><text:span text:style-name="T8">[</text:span><text:span text:style-name="T7">\</text:span><text:span text:style-name="T8">]</text:span><text:span text:style-name="T7">)]<text:tab/>Ordered list of `true`, `false` and “ignored” </text:span><text:span text:style-name="T8">for nested loops</text:span></text:p>
      <text:p text:style-name="P24"><text:span text:style-name="T8"><text:tab/>id<text:tab/><text:tab/><text:tab/>The set `</text:span><text:span text:style-name="T7">∀f</text:span><text:span text:style-name="T8">` mapping to the truth value of itself</text:span></text:p>
      <text:p text:style-name="P22"/>
      <text:p text:style-name="P25">All theorems that can be proven in standard pr<text:span text:style-name="T49">obability theory `prob` can be proven in `opt[prob]`.</text:span></text:p>
      <text:p text:style-name="P25"><text:span text:style-name="T55">All theorems that can be proven in `opt[prob]` can be proven in `nat</text:span><text:span text:style-name="T39">2</text:span><text:span text:style-name="T49">`, and so on.</text:span></text:p>
      <text:p text:style-name="P25"/>
      <text:p text:style-name="P31">In the `id` representation, the full information we have about the set `<text:span text:style-name="T7">∀f</text:span><text:span text:style-name="T5">` is available.</text:span></text:p>
      <text:p text:style-name="P31"><text:span text:style-name="T5">There is no more complex interpretation than the interpretation of all ideas or things themselves.</text:span></text:p>
      <text:p text:style-name="P31"><text:span text:style-name="T5">This interpretation depends on how ideas are expressed, which might be non-computational properties.</text:span></text:p>
      <text:p text:style-name="P31"><text:span text:style-name="T5">One can say that the tru</text:span><text:span text:style-name="T13">th</text:span><text:span text:style-name="T5"> value depends on the expression of `f`.</text:span></text:p>
      <text:p text:style-name="P31"><text:span text:style-name="T5"/></text:p>
      <text:p text:style-name="P31"><text:span text:style-name="T5">We would like the </text:span><text:span text:style-name="T20">model of the </text:span><text:span text:style-name="T5">world to be reasonable, </text:span><text:span text:style-name="T20">but not unreasonable</text:span><text:span text:style-name="T5">. </text:span><text:span text:style-name="T20">W</text:span><text:span text:style-name="T5">e might want to examine the language that preserves logically equivalent properties, </text:span><text:span text:style-name="T20">but</text:span><text:span text:style-name="T5"> ignores all other information.</text:span></text:p>
      <text:p text:style-name="P26"/>
      <text:p text:style-name="P26">The most complex interpretation that does not depend on the expression of `f` is <text:span text:style-name="T51">the following</text:span>:</text:p>
      <text:p text:style-name="P26"/>
      <text:p text:style-name="P26"><text:tab/><text:span text:style-name="T7">[(opt[bool], </text:span><text:span text:style-name="T5">[</text:span><text:span text:style-name="T7">\</text:span><text:span text:style-name="T5">]</text:span><text:span text:style-name="T7">)]</text:span></text:p>
      <text:p text:style-name="P26"><text:span text:style-name="T7"/></text:p>
      <text:p text:style-name="P26"><text:span text:style-name="T7">T</text:span><text:span text:style-name="T5">his can be thought of as a transformed function </text:span><text:span text:style-name="T9">returning `opt[bool]`</text:span><text:span text:style-name="T5">:</text:span></text:p>
      <text:p text:style-name="P26"><text:span text:style-name="T5"/></text:p>
      <text:p text:style-name="P26"><text:span text:style-name="T5"><text:tab/>f’ : \opt[bool]</text:span></text:p>
      <text:p text:style-name="P26"><text:span text:style-name="T5"/></text:p>
      <text:p text:style-name="P26"><text:span text:style-name="T5"><text:tab/>∀ x : ¬∀f { f’(x) == none() }</text:span></text:p>
      <text:p text:style-name="P26"><text:span text:style-name="T5"><text:tab/>∀ x : ∀f { f’(x) = some(f(x)) }</text:span></text:p>
      <text:p text:style-name="P26"><text:span text:style-name="T5"/></text:p>
      <text:p text:style-name="P27"><text:span text:style-name="T5"/></text:p>
      <text:p text:style-name="P27"><text:soft-page-break/><text:span text:style-name="T5">This transform</text:span><text:span text:style-name="T30">ed</text:span><text:span text:style-name="T5"> function `f’` normalizes the trivial path of `f`, such that:</text:span></text:p>
      <text:p text:style-name="P27"><text:span text:style-name="T5"/></text:p>
      <text:p text:style-name="P27"><text:span text:style-name="T5"><text:tab/></text:span><text:span text:style-name="T8">∀</text:span><text:span text:style-name="T5">f’ &lt;=&gt; \true</text:span></text:p>
      <text:p text:style-name="P27"><text:span text:style-name="T5"/></text:p>
      <text:p text:style-name="P31"><text:span text:style-name="T5">However, the same could be said about another interpretation:</text:span></text:p>
      <text:p text:style-name="P31"><text:span text:style-name="T5"/></text:p>
      <text:p text:style-name="P31"><text:span text:style-name="T5"><text:tab/></text:span><text:span text:style-name="T7">[(opt[bool], \)]</text:span></text:p>
      <text:p text:style-name="P32"/>
      <text:p text:style-name="P34"><text:span text:style-name="T5">Some languages can have more powerful answers depending on how you ask questions.</text:span></text:p>
      <text:p text:style-name="P34"><text:span text:style-name="T5">The language `</text:span><text:span text:style-name="T7">[(opt[bool], </text:span><text:span text:style-name="T8">[</text:span><text:span text:style-name="T7">\</text:span><text:span text:style-name="T8">]</text:span><text:span text:style-name="T7">)]</text:span><text:span text:style-name="T5">` has the most powerful answers of Boolean Path Semantics.</text:span></text:p>
      <text:p text:style-name="P36"><text:span text:style-name="T5">This representation contains all information that you need to prove all logical equivalent theorems.</text:span></text:p>
      <text:p text:style-name="P36"><text:span text:style-name="T5">However, it does not contain any more information than necessary.</text:span></text:p>
      <text:p text:style-name="P38"><text:span text:style-name="T5">The language `</text:span><text:span text:style-name="T7">[(opt[bool], \)]</text:span><text:span text:style-name="T5">` is almost as powerful as `</text:span><text:span text:style-name="T7">[(opt[bool], </text:span><text:span text:style-name="T8">[</text:span><text:span text:style-name="T7">\</text:span><text:span text:style-name="T8">]</text:span><text:span text:style-name="T7">)]</text:span><text:span text:style-name="T5">`, but not quite.</text:span></text:p>
      <text:p text:style-name="P33"><text:span text:style-name="T5">The difference is about the semantics of nested loops.</text:span></text:p>
      <text:p text:style-name="P27"><text:span text:style-name="T5"/></text:p>
      <text:p text:style-name="P27"><text:span text:style-name="T5">The value `[\]` </text:span><text:span text:style-name="T11">instead of `\`</text:span><text:span text:style-name="T5"> means that if you nest, or compose, logical loops, a tuple exists </text:span><text:span text:style-name="T12">for every possible input </text:span><text:span text:style-name="T5">that “proves” the proof </text:span><text:span text:style-name="T11">over the nested quantifiers. </text:span><text:span text:style-name="T12">One can create a language that looks like logic, but instead transforms the expression into a logically equivalent form</text:span><text:span text:style-name="T5">:</text:span></text:p>
      <text:p text:style-name="P27"><text:span text:style-name="T5"/></text:p>
      <text:p text:style-name="P27"><text:span text:style-name="T5"><text:tab/>∀ x : a { ∃ y : b { f(x, y) } }<text:tab/><text:tab/>: </text:span><text:span text:style-name="T12">[</text:span><text:span text:style-name="T5">(opt[bool], (∀a, ∀b))</text:span><text:span text:style-name="T12">]</text:span></text:p>
      <text:p text:style-name="P27"><text:span text:style-name="T5"/></text:p>
      <text:p text:style-name="P30"><text:span text:style-name="T5">Under this interpretation, the loop composition is normalized:</text:span></text:p>
      <text:p text:style-name="P27"><text:span text:style-name="T5"/></text:p>
      <text:p text:style-name="P29"><text:span text:style-name="T5"><text:tab/>∀ x : ∀a {</text:span></text:p>
      <text:p text:style-name="P28"><text:span text:style-name="T10"><text:tab/><text:tab/>if ¬a(x) { continue }</text:span></text:p>
      <text:p text:style-name="P29"><text:span text:style-name="T10"><text:tab/><text:tab/>else { </text:span><text:span text:style-name="T5">∃ y : ∀b {</text:span></text:p>
      <text:p text:style-name="P28"><text:span text:style-name="T10"><text:tab/><text:tab/><text:tab/>if ¬b(y) {continue}</text:span></text:p>
      <text:p text:style-name="P28"><text:span text:style-name="T10"><text:tab/><text:tab/><text:tab/>else { </text:span><text:span text:style-name="T5">f(x, y) }</text:span></text:p>
      <text:p text:style-name="P28"><text:span text:style-name="T5"><text:tab/><text:tab/></text:span><text:span text:style-name="T10">} }</text:span></text:p>
      <text:p text:style-name="P28"><text:span text:style-name="T10"><text:tab/>}</text:span></text:p>
      <text:p text:style-name="P28"><text:span text:style-name="T10"/></text:p>
      <text:p text:style-name="P35"><text:span text:style-name="T5">When the language uses `continue`, it </text:span><text:span text:style-name="T13">adds</text:span><text:span text:style-name="T5"> `none()` </text:span><text:span text:style-name="T13">to</text:span><text:span text:style-name="T5"> the resulting list, </text:span><text:span text:style-name="T13">together with a tuple `(x, y)`</text:span><text:span text:style-name="T5">.</text:span></text:p>
      <text:p text:style-name="P37"><text:span text:style-name="T5">Otherwise, it adds `some(f(x, y))` to the resulting list, together with the tuple `(x, y)`.</text:span></text:p>
      <text:p text:style-name="P37"><text:span text:style-name="T5">The tuple `(x, y)` informs which state the first component of type `opt[bool]` was obtained from</text:span><text:span text:style-name="T12">.</text:span></text:p>
      <text:p text:style-name="P37"><text:span text:style-name="T12"/></text:p>
      <text:p text:style-name="P35"><text:span text:style-name="T5">A fixed </text:span><text:span text:style-name="T14">deterministic</text:span><text:span text:style-name="T5"> order of looping through can reduce the representation:</text:span></text:p>
      <text:p text:style-name="P35"><text:span text:style-name="T5"/></text:p>
      <text:p text:style-name="P35"><text:span text:style-name="T5"><text:tab/></text:span><text:span text:style-name="T7">[(opt[bool], </text:span><text:span text:style-name="T8">[</text:span><text:span text:style-name="T7">\</text:span><text:span text:style-name="T8">]</text:span><text:span text:style-name="T7">)] <text:tab/></text:span><text:span text:style-name="T5">=&gt;<text:tab/><text:tab/>[opt[bool]] </text:span><text:span text:style-name="T14">+ fixed deterministic order</text:span></text:p>
      <text:p text:style-name="P35"><text:span text:style-name="T5"/></text:p>
      <text:p text:style-name="P38"><text:span text:style-name="T5">Here, the arrow `=&gt;` is not mean to be interpreted logically, but abstractly as a transformation.</text:span></text:p>
      <text:p text:style-name="P35"><text:span text:style-name="T5"/></text:p>
      <text:p text:style-name="P37"><text:span text:style-name="T5">It is not necessary to </text:span><text:span text:style-name="T14">keep track of the state that “proves” the proof, because this information can be retrieved from a function that takes the index of the list and returns the state:</text:span></text:p>
      <text:p text:style-name="P37"><text:span text:style-name="T5"/></text:p>
      <text:p text:style-name="P37"><text:span text:style-name="T5"><text:tab/>nat → </text:span><text:span text:style-name="T9">(∀a, ∀b)</text:span></text:p>
      <text:p text:style-name="P37"><text:span text:style-name="T9"/></text:p>
      <text:p text:style-name="P38"><text:span text:style-name="T5"/></text:p>
      <text:p text:style-name="P38"><text:span text:style-name="T5"/></text:p>
      <text:p text:style-name="P41"><text:span text:style-name="T5"/></text:p>
      <text:p text:style-name="P41"><text:soft-page-break/><text:span text:style-name="T5">All languages with fixed deterministic order equipped with a such function,</text:span></text:p>
      <text:p text:style-name="P41"><text:span text:style-name="T5">are equivalent logically powerful to `</text:span><text:span text:style-name="T7">[(opt[bool], </text:span><text:span text:style-name="T8">[</text:span><text:span text:style-name="T7">\</text:span><text:span text:style-name="T8">]</text:span><text:span text:style-name="T7">)]</text:span><text:span text:style-name="T5">`:</text:span></text:p>
      <text:p text:style-name="P38"><text:span text:style-name="T5"/></text:p>
      <text:p text:style-name="P38"><text:span text:style-name="T5"><text:tab/></text:span><text:span text:style-name="T7">[(opt[bool], </text:span><text:span text:style-name="T8">[</text:span><text:span text:style-name="T7">\</text:span><text:span text:style-name="T8">]</text:span><text:span text:style-name="T7">)] </text:span><text:span text:style-name="T5">&lt;</text:span><text:span text:style-name="T12">=&gt; [opt[bool]] </text:span><text:span text:style-name="T5">+ fixed deterministic order + </text:span><text:span text:style-name="T13">nat → </text:span><text:span text:style-name="T9">(∀a, ∀b)</text:span></text:p>
      <text:p text:style-name="P38"><text:span text:style-name="T5"/></text:p>
      <text:p text:style-name="P38"><text:span text:style-name="T22">Conjecture:</text:span><text:span text:style-name="T16"> Proving two</text:span><text:span text:style-name="T5"> languages </text:span><text:span text:style-name="T16">at this level to be equivalent powerful</text:span><text:span text:style-name="T5"> is undecidable </text:span><text:span text:style-name="T16">(in general)</text:span><text:span text:style-name="T5">.</text:span></text:p>
      <text:p text:style-name="P38"><text:span text:style-name="T5"/></text:p>
      <text:p text:style-name="P38"><text:span text:style-name="T5">On the other hand, the two languages `bool</text:span><text:span text:style-name="T36">2</text:span><text:span text:style-name="T5">` and `bool → bool` are </text:span><text:span text:style-name="T16">easily proven </text:span><text:span text:style-name="T5">equivalent:</text:span></text:p>
      <text:p text:style-name="P38"><text:span text:style-name="T5"/></text:p>
      <text:p text:style-name="P38"><text:span text:style-name="T5"><text:tab/></text:span><text:span text:style-name="T7">bool</text:span><text:span text:style-name="T38">2</text:span><text:span text:style-name="T7"> </text:span><text:span text:style-name="T5">&lt;=&gt; bool → bool</text:span></text:p>
      <text:p text:style-name="P38"><text:span text:style-name="T5"/></text:p>
      <text:p text:style-name="P38"><text:span text:style-name="T5">This is because a tuple of type `bool</text:span><text:span text:style-name="T36">2</text:span><text:span text:style-name="T5">` can encode all functions of type `bool → bool`:</text:span></text:p>
      <text:p text:style-name="P38"><text:span text:style-name="T5"/></text:p>
      <text:p text:style-name="P38"><text:span text:style-name="T5"><text:tab/>(false, false) &lt;=&gt; \false</text:span></text:p>
      <text:p text:style-name="P38"><text:span text:style-name="T5"><text:tab/>(false, true) &lt;=&gt; not</text:span></text:p>
      <text:p text:style-name="P38"><text:span text:style-name="T5"><text:tab/>(true, false) &lt;=&gt; id</text:span></text:p>
      <text:p text:style-name="P38"><text:span text:style-name="T5"><text:tab/>(true, true) &lt;=&gt; \true</text:span></text:p>
      <text:p text:style-name="P38"><text:span text:style-name="T5"/></text:p>
      <text:p text:style-name="P38"><text:span text:style-name="T5">These two languages are the simplest and encodes the existential path of functions that returns `bool`.</text:span></text:p>
      <text:p text:style-name="P39"><text:span text:style-name="T5"/></text:p>
      <text:p text:style-name="P43"><text:span text:style-name="T5">The `prob</text:span><text:span text:style-name="T36">2</text:span><text:span text:style-name="T5">` language is quite interesting, </text:span><text:span text:style-name="T17">because it encodes the probabilistic existential path</text:span><text:span text:style-name="T5">:</text:span></text:p>
      <text:p text:style-name="P43"><text:span text:style-name="T5"/></text:p>
      <text:p text:style-name="P43"><text:span text:style-name="T5"><text:tab/>prob</text:span><text:span text:style-name="T36">2</text:span><text:span text:style-name="T5"> &lt;=&gt; </text:span><text:span text:style-name="T29">bool</text:span><text:span text:style-name="T5"> → prob</text:span></text:p>
      <text:p text:style-name="P43"><text:span text:style-name="T5"/></text:p>
      <text:p text:style-name="P45"><text:span text:style-name="T5">Possible interpretations:</text:span></text:p>
      <text:p text:style-name="P43"><text:span text:style-name="T5"/></text:p>
      <text:p text:style-name="P43"><text:span text:style-name="T5"><text:tab/>∃f</text:span><text:span text:style-name="T2">p</text:span><text:span text:style-name="T5">{∀f}<text:tab/>: </text:span><text:span text:style-name="T29">bool</text:span><text:span text:style-name="T5"> → prob</text:span></text:p>
      <text:p text:style-name="P43"><text:span text:style-name="T5"><text:tab/>((∃f</text:span><text:span text:style-name="T2">p</text:span><text:span text:style-name="T5">{∀f})(true), (∃f</text:span><text:span text:style-name="T2">p</text:span><text:span text:style-name="T5">{∀f})(false))<text:tab/>: prob</text:span><text:span text:style-name="T36">2</text:span></text:p>
      <text:p text:style-name="P43"><text:span text:style-name="T5"><text:tab/>((∃f</text:span><text:span text:style-name="T2">p</text:span><text:span text:style-name="T5">{∀f})(true), (∃∀f</text:span><text:span text:style-name="T2">p</text:span><text:span text:style-name="T5">)(true))<text:tab/>: prob</text:span><text:span text:style-name="T36">2</text:span></text:p>
      <text:p text:style-name="P43"><text:span text:style-name="T5"/></text:p>
      <text:p text:style-name="P45"><text:span text:style-name="T5">Since probability adds up to `1`, one can use the following law:</text:span></text:p>
      <text:p text:style-name="P45"><text:span text:style-name="T5"/></text:p>
      <text:p text:style-name="P45"><text:span text:style-name="T5"><text:tab/></text:span><text:span text:style-name="T18">(∃f</text:span><text:span text:style-name="T4">p</text:span><text:span text:style-name="T18">{∀f})(true) </text:span><text:span text:style-name="T5">+ </text:span><text:span text:style-name="T18">(∃f</text:span><text:span text:style-name="T4">p</text:span><text:span text:style-name="T18">{∀f})(</text:span><text:span text:style-name="T5">false</text:span><text:span text:style-name="T18">) </text:span><text:span text:style-name="T5">+ </text:span><text:span text:style-name="T18">(∃∀f</text:span><text:span text:style-name="T4">p</text:span><text:span text:style-name="T18">)(</text:span><text:span text:style-name="T5">false</text:span><text:span text:style-name="T18">) </text:span><text:span text:style-name="T5">= 1</text:span></text:p>
      <text:p text:style-name="P45"><text:span text:style-name="T5"/></text:p>
      <text:p text:style-name="P45"><text:span text:style-name="T5">This is why it is sufficient to keep 2 numbers instead of 3.</text:span></text:p>
      <text:p text:style-name="P45"><text:span text:style-name="T5"/></text:p>
      <text:p text:style-name="P46"><text:span text:style-name="T5">For example, if a function returns `true` 30% of the time and `false` 30% of the </text:span><text:span text:style-name="T34">time</text:span><text:span text:style-name="T5">,<text:line-break/>then the remaining 40% must be because the input fails to pass the domain constraint </text:span><text:span text:style-name="T34">`</text:span><text:span text:style-name="T18">∀f</text:span><text:span text:style-name="T34">`</text:span><text:span text:style-name="T5">.</text:span></text:p>
      <text:p text:style-name="P45"><text:span text:style-name="T5"><text:line-break/>The two tuple interpretations can be translated into each other,<text:line-break/>and they both encode the same information as the full probabilistic existential path.</text:span></text:p>
      <text:p text:style-name="P45"><text:span text:style-name="T5"/></text:p>
      <text:p text:style-name="P48"><text:span text:style-name="T27">F</text:span><text:span text:style-name="T5">rom this law, one can </text:span><text:span text:style-name="T28">show</text:span><text:span text:style-name="T5"> that `prob</text:span><text:span text:style-name="T41">2</text:span><text:span text:style-name="T5">` has </text:span><text:span text:style-name="T27">an analogue of `prob` relative to `opt[prob]`</text:span><text:span text:style-name="T5">.</text:span></text:p>
      <text:p text:style-name="P48"><text:span text:style-name="T5"/></text:p>
      <text:p text:style-name="P49"><text:span text:style-name="T5">By normalizing away the </text:span><text:span text:style-name="T23">term `</text:span><text:span text:style-name="T18">(∃∀f</text:span><text:span text:style-name="T4">p</text:span><text:span text:style-name="T18">)(</text:span><text:span text:style-name="T17">false</text:span><text:span text:style-name="T18">)</text:span><text:span text:style-name="T23">`, one can reason using a transform</text:span><text:span text:style-name="T31">ed</text:span><text:span text:style-name="T23"> `</text:span><text:span text:style-name="T18">∃f’</text:span><text:span text:style-name="T4">p</text:span><text:span text:style-name="T23">`:</text:span></text:p>
      <text:p text:style-name="P48"><text:span text:style-name="T5"/></text:p>
      <text:p text:style-name="P48"><text:span text:style-name="T5"><text:tab/></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17">= 1</text:span></text:p>
      <text:p text:style-name="P48"><text:span text:style-name="T17"/></text:p>
      <text:p text:style-name="P50"><text:span text:style-name="T17">T</text:span><text:span text:style-name="T5">his language assumes the axiom of excluded middle and can be categorized as `</text:span><text:span text:style-name="T20">prob’</text:span><text:span text:style-name="T41">2</text:span><text:span text:style-name="T5">`.</text:span></text:p>
      <text:p text:style-name="P50"><text:soft-page-break/><text:span text:style-name="T5"/></text:p>
      <text:p text:style-name="P54"><text:span text:style-name="T5">Any non-zero </text:span><text:span text:style-name="T25">probability in `prob’</text:span><text:span text:style-name="T41">2</text:span><text:span text:style-name="T25">` corresponds to a non-zero probability in `prob</text:span><text:span text:style-name="T41">2</text:span><text:span text:style-name="T25">`.</text:span></text:p>
      <text:p text:style-name="P55"><text:span text:style-name="T25">A</text:span><text:span text:style-name="T5">ny zero probability in `prob’</text:span><text:span text:style-name="T41">2</text:span><text:span text:style-name="T5">` corresponds to a zero probability in `prob</text:span><text:span text:style-name="T41">2</text:span><text:span text:style-name="T5">`.</text:span></text:p>
      <text:p text:style-name="P51"><text:span text:style-name="T24"/></text:p>
      <text:p text:style-name="P52"><text:span text:style-name="T24"><text:tab/></text:span><text:span text:style-name="T18">(∃f’</text:span><text:span text:style-name="T4">p</text:span><text:span text:style-name="T18">{∀f})(</text:span><text:span text:style-name="T25">x</text:span><text:span text:style-name="T18">) </text:span><text:span text:style-name="T24">: (¬</text:span><text:span text:style-name="T25">= 0)<text:tab/><text:tab/>&lt;=&gt;<text:tab/><text:tab/></text:span><text:span text:style-name="T18">(∃f</text:span><text:span text:style-name="T4">p</text:span><text:span text:style-name="T18">{∀f})(</text:span><text:span text:style-name="T25">x</text:span><text:span text:style-name="T18">) </text:span><text:span text:style-name="T24">: (¬</text:span><text:span text:style-name="T25">= 0)</text:span></text:p>
      <text:p text:style-name="P52"><text:span text:style-name="T24"><text:tab/></text:span><text:span text:style-name="T18">(∃f’</text:span><text:span text:style-name="T4">p</text:span><text:span text:style-name="T18">{∀f})(</text:span><text:span text:style-name="T25">x</text:span><text:span text:style-name="T18">) </text:span><text:span text:style-name="T24">: (</text:span><text:span text:style-name="T25">= 0)<text:tab/><text:tab/>&lt;=&gt;<text:tab/><text:tab/></text:span><text:span text:style-name="T18">(∃f</text:span><text:span text:style-name="T4">p</text:span><text:span text:style-name="T18">{∀f})(</text:span><text:span text:style-name="T25">x</text:span><text:span text:style-name="T18">) </text:span><text:span text:style-name="T24">: (</text:span><text:span text:style-name="T25">= 0)</text:span></text:p>
      <text:p text:style-name="P51"><text:span text:style-name="T24"/></text:p>
      <text:p text:style-name="P55"><text:span text:style-name="T24">T</text:span><text:span text:style-name="T5">herefore, the non-zero property of the probability </text:span><text:span text:style-name="T26">is logically equivalent for the two languages:</text:span></text:p>
      <text:p text:style-name="P51"><text:span text:style-name="T24"/></text:p>
      <text:p text:style-name="P52"><text:span text:style-name="T24"><text:tab/></text:span><text:span text:style-name="T25">(</text:span><text:span text:style-name="T24">¬</text:span><text:span text:style-name="T25">= 0) · </text:span><text:span text:style-name="T18">(∃f’</text:span><text:span text:style-name="T4">p</text:span><text:span text:style-name="T18">{∀f})<text:tab/><text:tab/></text:span><text:span text:style-name="T25">&lt;=&gt; <text:tab/><text:tab/>(</text:span><text:span text:style-name="T24">¬</text:span><text:span text:style-name="T25">= 0) · </text:span><text:span text:style-name="T18">(∃f</text:span><text:span text:style-name="T4">p</text:span><text:span text:style-name="T18">{∀f})</text:span></text:p>
      <text:p text:style-name="P52"><text:span text:style-name="T18"/></text:p>
      <text:p text:style-name="P57"><text:span text:style-name="T27">S</text:span><text:span text:style-name="T5">ince the non-zero property of the probabilistic existential path is just the existential path:</text:span></text:p>
      <text:p text:style-name="P52"><text:span text:style-name="T18"/></text:p>
      <text:p text:style-name="P53"><text:span text:style-name="T18"><text:tab/></text:span><text:span text:style-name="T25">(</text:span><text:span text:style-name="T24">¬</text:span><text:span text:style-name="T25">= 0) · </text:span><text:span text:style-name="T18">(∃f</text:span><text:span text:style-name="T4">p</text:span><text:span text:style-name="T18">{∀f}) </text:span><text:span text:style-name="T26"><text:tab/><text:tab/>&lt;=&gt;<text:tab/><text:tab/></text:span><text:span text:style-name="T18">∃f{∀f}</text:span></text:p>
      <text:p text:style-name="P56"><text:span text:style-name="T5"/></text:p>
      <text:p text:style-name="P57"><text:span text:style-name="T5">It means that `prob’</text:span><text:span text:style-name="T36">2</text:span><text:span text:style-name="T5">` </text:span><text:span text:style-name="T29">seemingly </text:span><text:span text:style-name="T5">preserves the existential path,<text:line-break/></text:span><text:span text:style-name="T29">but this turns out not to be the case</text:span><text:span text:style-name="T5">.</text:span></text:p>
      <text:p text:style-name="P57"><text:span text:style-name="T5"/></text:p>
      <text:p text:style-name="P57"><text:span text:style-name="T29">T</text:span><text:span text:style-name="T28">he following assumption was made:</text:span></text:p>
      <text:p text:style-name="P57"><text:span text:style-name="T5"/></text:p>
      <text:p text:style-name="P57"><text:span text:style-name="T5"><text:tab/></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17">= 1</text:span></text:p>
      <text:p text:style-name="P58"><text:span text:style-name="T17"/></text:p>
      <text:p text:style-name="P59"><text:span text:style-name="T17">I</text:span><text:span text:style-name="T5">f one is zero, the other must be one.</text:span></text:p>
      <text:p text:style-name="P59"><text:span text:style-name="T5">They can not be both zero.</text:span></text:p>
      <text:p text:style-name="P59"><text:span text:style-name="T17">I</text:span><text:span text:style-name="T5">t corresponds to an assumption on the existential path:</text:span></text:p>
      <text:p text:style-name="P59"><text:span text:style-name="T5"/></text:p>
      <text:p text:style-name="P59"><text:span text:style-name="T5"><text:tab/></text:span><text:span text:style-name="T6">∀f &lt;¬=&gt; \false</text:span></text:p>
      <text:p text:style-name="P59"><text:span text:style-name="T6"/></text:p>
      <text:p text:style-name="P59"><text:span text:style-name="T6">W</text:span><text:span text:style-name="T5">hich is the same assumption as standard probability theory.</text:span></text:p>
      <text:p text:style-name="P59"><text:span text:style-name="T5">The language `prob’</text:span><text:span text:style-name="T36">2</text:span><text:span text:style-name="T5">` is reducible to `prob`:</text:span></text:p>
      <text:p text:style-name="P59"><text:span text:style-name="T5"/></text:p>
      <text:p text:style-name="P59"><text:span text:style-name="T5"><text:tab/>prob’</text:span><text:span text:style-name="T36">2</text:span><text:span text:style-name="T5"><text:tab/><text:tab/>&lt;=&gt;<text:tab/><text:tab/>prob</text:span></text:p>
      <text:p text:style-name="P59"><text:span text:style-name="T5"/></text:p>
      <text:p text:style-name="P60"><text:span text:style-name="T5">However, probabilities can be encoded with different semantics this way, even without normalizing:</text:span></text:p>
      <text:p text:style-name="P60"><text:span text:style-name="T5"/></text:p>
      <text:p text:style-name="P60"><text:span text:style-name="T5"><text:tab/>( </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5">)</text:span><text:span text:style-name="T18"> </text:span><text:span text:style-name="T17">+ </text:span><text:span text:style-name="T18">(∃∀f</text:span><text:span text:style-name="T4">p</text:span><text:span text:style-name="T18">)(</text:span><text:span text:style-name="T17">false</text:span><text:span text:style-name="T18">) </text:span><text:span text:style-name="T17">= 1</text:span></text:p>
      <text:p text:style-name="P60"><text:span text:style-name="T17"><text:tab/></text:span><text:span text:style-name="T18">(∃f</text:span><text:span text:style-name="T4">p</text:span><text:span text:style-name="T18">{∀f})(true) </text:span><text:span text:style-name="T17">+ </text:span><text:span text:style-name="T5">( </text:span><text:span text:style-name="T18">(∃f</text:span><text:span text:style-name="T4">p</text:span><text:span text:style-name="T18">{∀f})(</text:span><text:span text:style-name="T17">false</text:span><text:span text:style-name="T18">) </text:span><text:span text:style-name="T17">+ </text:span><text:span text:style-name="T18">(∃∀f</text:span><text:span text:style-name="T4">p</text:span><text:span text:style-name="T18">)(</text:span><text:span text:style-name="T17">false</text:span><text:span text:style-name="T18">) </text:span><text:span text:style-name="T5">)</text:span><text:span text:style-name="T18"> </text:span><text:span text:style-name="T17">= 1</text:span></text:p>
      <text:p text:style-name="P60"><text:span text:style-name="T17"><text:tab/></text:span><text:span text:style-name="T5">( </text:span><text:span text:style-name="T18">(∃f</text:span><text:span text:style-name="T4">p</text:span><text:span text:style-name="T18">{∀f})(true) </text:span><text:span text:style-name="T5">+ </text:span><text:span text:style-name="T18">(∃∀f</text:span><text:span text:style-name="T4">p</text:span><text:span text:style-name="T18">)(</text:span><text:span text:style-name="T17">false</text:span><text:span text:style-name="T18">) </text:span><text:span text:style-name="T5">)</text:span><text:span text:style-name="T18"> </text:span><text:span text:style-name="T17">+ </text:span><text:span text:style-name="T18">(∃f</text:span><text:span text:style-name="T4">p</text:span><text:span text:style-name="T18">{∀f})(</text:span><text:span text:style-name="T17">false</text:span><text:span text:style-name="T18">) </text:span><text:span text:style-name="T17">= 1</text:span></text:p>
      <text:p text:style-name="P60"><text:span text:style-name="T5"/></text:p>
      <text:p text:style-name="P61"><text:span text:style-name="T21">Conjecture:</text:span><text:span text:style-name="T5"> For all functions, this method of encoding semantics becomes a symmetry that makes it impossible to tell whether you are in one language or another from its internal structure.</text:span></text:p>
      <text:p text:style-name="P61"><text:span text:style-name="T5"/></text:p>
      <text:p text:style-name="P61"><text:span text:style-name="T5">The result is that `prob` is ambiguous and not considered “logical”.</text:span></text:p>
      <text:p text:style-name="P61"><text:span text:style-name="T5">With other words, it is impossible to translate from Boolean Path Semantics to `prob`<text:line-break/>without loosing some of the power of expressiveness that logic gives you.</text:span></text:p>
      <text:h text:style-name="P1" text:outline-level="3">References:</text:h>
      <text:p text:style-name="P62"><text:span text:style-name="T5"/></text:p>
      <text:p text:style-name="P63"><text:reference-mark-start text:name="1"/><text:span text:style-name="T5">[1]</text:span><text:reference-mark-end text:name="1"/><text:span text:style-name="T5"><text:tab/>“Category theory”</text:span></text:p>
      <text:p text:style-name="P63"><text:span text:style-name="T5"><text:tab/>Wikipedia</text:span></text:p>
      <text:p text:style-name="P63"><text:span text:style-name="T5"><text:tab/></text:span><text:a xlink:type="simple" xlink:href="https://en.wikipedia.org/wiki/Category_theory" text:style-name="Internet_20_link" text:visited-style-name="Visited_20_Internet_20_Link"><text:span text:style-name="T32">https://en.wikipedia.org/wiki/Category_theory</text:span></text:a></text:p>
      <text:p text:style-name="P63"><text:span text:style-name="T5"/></text:p>
      <text:p text:style-name="P63"><text:reference-mark-start text:name="2"/><text:span text:style-name="T5">[2]</text:span><text:reference-mark-end text:name="2"/><text:span text:style-name="T5"><text:tab/>“Commutative diagrams”</text:span></text:p>
      <text:p text:style-name="P63"><text:span text:style-name="T5"><text:tab/>Wikipedia</text:span></text:p>
      <text:p text:style-name="P63"><text:span text:style-name="T5"><text:tab/></text:span><text:a xlink:type="simple" xlink:href="https://en.wikipedia.org/wiki/Commutative_diagram" text:style-name="Internet_20_link" text:visited-style-name="Visited_20_Internet_20_Link"><text:span text:style-name="T32">https://en.wikipedia.org/wiki/Commutative_diagram</text:span></text:a></text:p>
      <text:p text:style-name="P63"><text:span text:style-name="T5"/></text:p>
      <text:p text:style-name="P63"><text:reference-mark-start text:name="3"/><text:span text:style-name="T5">[3]</text:span><text:reference-mark-end text:name="3"/><text:span text:style-name="T5"><text:tab/>“Alphabetic List of Functions – Standard Dictionary of Path Semantics”</text:span></text:p>
      <text:p text:style-name="P63"><text:span text:style-name="T5"><text:tab/>Sven Nilsen, 2017</text:span></text:p>
      <text:p text:style-name="P63"><text:span text:style-name="T5"><text:tab/></text:span><text:a xlink:type="simple" xlink:href="https://github.com/advancedresearch/path_semantics/blob/master/papers-wip/alphabetic-list-of-functions.pdf" text:style-name="Internet_20_link" text:visited-style-name="Visited_20_Internet_20_Link"><text:span text:style-name="T32">https://github.com/advancedresearch/path_semantics/blob/master/papers-wip/alphabetic-list-of-functions.pdf</text:span></text:a></text:p>
      <text:p text:style-name="P63"><text:span text:style-name="T5"/></text:p>
      <text:p text:style-name="P63"><text:reference-mark-start text:name="4"/><text:span text:style-name="T5">[4]</text:span><text:reference-mark-end text:name="4"/><text:span text:style-name="T5"><text:tab/>“Existential Paths”</text:span></text:p>
      <text:p text:style-name="P63"><text:span text:style-name="T5"><text:tab/>Sven Nilsen, 2017</text:span></text:p>
      <text:p text:style-name="P63"><text:span text:style-name="T5"><text:tab/></text:span><text:a xlink:type="simple" xlink:href="https://github.com/advancedresearch/path_semantics/blob/master/papers-wip/existential-paths.pdf" text:style-name="Internet_20_link" text:visited-style-name="Visited_20_Internet_20_Link"><text:span text:style-name="T32">https://github.com/advancedresearch/path_semantics/blob/master/papers-wip/existential-paths.pdf</text:span></text:a></text:p>
      <text:p text:style-name="P63"><text:span text:style-name="T5"/></text:p>
      <text:p text:style-name="P64"><text:reference-mark-start text:name="5"/><text:span text:style-name="T5">[5]</text:span><text:reference-mark-end text:name="5"/><text:span text:style-name="T5"><text:tab/>“Constrained Functions”</text:span></text:p>
      <text:p text:style-name="P64"><text:span text:style-name="T5"><text:tab/>Sven Nilsen, 2017</text:span></text:p>
      <text:p text:style-name="P64"><text:span text:style-name="T5"><text:tab/></text:span><text:a xlink:type="simple" xlink:href="https://github.com/advancedresearch/path_semantics/blob/master/papers-wip/constrained-functions.pdf" text:style-name="Internet_20_link" text:visited-style-name="Visited_20_Internet_20_Link"><text:span text:style-name="T32">https://github.com/advancedresearch/path_semantics/blob/master/papers-wip/constrained-functions.pdf</text:span></text:a></text:p>
      <text:p text:style-name="P64"><text:span text:style-name="T5"/></text:p>
      <text:p text:style-name="P64"><text:reference-mark-start text:name="6"/><text:span text:style-name="T5">[6]</text:span><text:reference-mark-end text:name="6"/><text:span text:style-name="T5"><text:tab/>“Higher Order Operator Overloading and Notation for Parameters”</text:span></text:p>
      <text:p text:style-name="P64"><text:span text:style-name="T5"><text:tab/>Sven Nilsen, 2019</text:span></text:p>
      <text:p text:style-name="P64"><text:span text:style-name="T5"><text:tab/></text:span><text:a xlink:type="simple" xlink:href="https://github.com/advancedresearch/path_semantics/blob/master/papers-wip/higher-order-operator-overloading-and-notation-for-parameters.pdf" text:style-name="Internet_20_link" text:visited-style-name="Visited_20_Internet_20_Link"><text:span text:style-name="T33">https://github.com/advancedresearch/path_semantics/blob/master/papers-wip/higher-order-operator-overloading-and-notation-for-parameters.pdf</text:span></text:a></text:p>
      <text:p text:style-name="P64"><text:span text:style-name="T5"/></text:p>
      <text:p text:style-name="P64"><text:reference-mark-start text:name="7"/><text:span text:style-name="T5">[7]</text:span><text:reference-mark-end text:name="7"/><text:span text:style-name="T5"><text:tab/>“Higher Order Operator Overloading”</text:span></text:p>
      <text:p text:style-name="P64"><text:span text:style-name="T5"><text:tab/>Sven Nilsen, 2018</text:span></text:p>
      <text:p text:style-name="P64"><text:span text:style-name="T5"><text:tab/></text:span><text:a xlink:type="simple" xlink:href="https://github.com/advancedresearch/path_semantics/blob/master/papers-wip/higher-order-operator-overloading.pdf" text:style-name="Internet_20_link" text:visited-style-name="Visited_20_Internet_20_Link"><text:span text:style-name="T32">https://github.com/advancedresearch/path_semantics/blob/master/papers-wip/higher-order-operator-overloading.pdf</text:span></text:a></text:p>
      <text:p text:style-name="P64"><text:span text:style-name="T5"/></text:p>
      <text:p text:style-name="P64"><text:reference-mark-start text:name="8"/><text:span text:style-name="T5">[8]</text:span><text:reference-mark-end text:name="8"/><text:span text:style-name="T5"><text:tab/>“Sub-Types as Contextual Notation”</text:span></text:p>
      <text:p text:style-name="P64"><text:span text:style-name="T5"><text:tab/>Sven Nilsen, 2018</text:span></text:p>
      <text:p text:style-name="P64"><text:span text:style-name="T5"><text:tab/></text:span><text:a xlink:type="simple" xlink:href="https://github.com/advancedresearch/path_semantics/blob/master/papers-wip/sub-types-as-contextual-notation.pdf" text:style-name="Internet_20_link" text:visited-style-name="Visited_20_Internet_20_Link"><text:span text:style-name="T32">https://github.com/advancedresearch/path_semantics/blob/master/papers-wip/sub-types-as-contextual-notation.pdf</text:span></text:a></text:p>
      <text:p text:style-name="P64"><text:span text:style-name="T5"/></text:p>
      <text:p text:style-name="P65"><text:reference-mark-start text:name="9"/><text:span text:style-name="T5">[9]</text:span><text:reference-mark-end text:name="9"/><text:span text:style-name="T5"><text:tab/>“Probabilistic Existential Paths”</text:span></text:p>
      <text:p text:style-name="P65"><text:span text:style-name="T5"><text:tab/>Sven Nilsen, 2017</text:span></text:p>
      <text:p text:style-name="P65"><text:span text:style-name="T5"><text:tab/></text:span><text:a xlink:type="simple" xlink:href="https://github.com/advancedresearch/path_semantics/blob/master/papers-wip/probabilistic-existential-paths.pdf" text:style-name="Internet_20_link" text:visited-style-name="Visited_20_Internet_20_Link"><text:span text:style-name="T32">https://github.com/advancedresearch/path_semantics/blob/master/papers-wip/probabilistic-existential-paths.pdf</text:span></text:a></text:p>
      <text:p text:style-name="P65"><text:span text:style-name="T5"/></text:p>
      <text:p text:style-name="P66"><text:reference-mark-start text:name="10"/><text:span text:style-name="T5">[10]</text:span><text:reference-mark-end text:name="10"/><text:span text:style-name="T5"><text:tab/>“Higher Order Operator Overloading and Existential Path Equations”</text:span></text:p>
      <text:p text:style-name="P66"><text:span text:style-name="T5"><text:tab/>Sven Nilsen, 2019</text:span></text:p>
      <text:p text:style-name="P66"><text:span text:style-name="T5"><text:tab/></text:span><text:a xlink:type="simple" xlink:href="https://github.com/advancedresearch/path_semantics/blob/master/papers-wip/higher-order-operator-overloading-and-existential-path-equations.pdf" text:style-name="Internet_20_link" text:visited-style-name="Visited_20_Internet_20_Link"><text:span text:style-name="T33">https://github.com/advancedresearch/path_semantics/blob/master/papers-wip/higher-order-operator-overloading-and-existential-path-equations.pdf</text:span></text:a></text:p>
      <text:p text:style-name="P6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20:57:01.561448000</meta:creation-date>
    <dc:date>2019-08-05T04:44:36.556856000</dc:date>
    <meta:editing-duration>PT57M46S</meta:editing-duration>
    <meta:editing-cycles>10</meta:editing-cycles>
    <meta:generator>LibreOffice/5.1.2.2$MacOSX_X86_64 LibreOffice_project/d3bf12ecb743fc0d20e0be0c58ca359301eb705f</meta:generator>
    <meta:document-statistic meta:table-count="0" meta:image-count="0" meta:object-count="0" meta:page-count="8" meta:paragraph-count="207" meta:word-count="2137" meta:character-count="13765" meta:non-whitespace-character-count="11675"/>
  </office:meta>
</office:document-meta>
</file>